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6f9d4"/>
    </style:style>
    <style:style style:name="ce17" style:family="table-cell" style:parent-style-name="Default">
      <style:table-cell-properties fo:background-color="#dedce6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ackground-color="transparent"/>
    </style:style>
    <style:style style:name="ce2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4" table:default-cell-style-name="ce20"/>
        <table:table-column table:style-name="co5" table:default-cell-style-name="ce22"/>
        <table:table-column table:style-name="co4" table:default-cell-style-name="ce5"/>
        <table:table-column table:style-name="co4" table:default-cell-style-name="ce7"/>
        <table:table-column table:style-name="co4" table:number-columns-repeated="1016" table:default-cell-style-name="ce5"/>
        <table:table-row table:style-name="ro1">
          <table:table-cell table:style-name="ce1" office:value-type="string" calcext:value-type="string">
            <text:p>krs</text:p>
          </table:table-cell>
          <table:table-cell table:style-name="ce1" office:value-type="string" calcext:value-type="string">
            <text:p>rok_kalendarzowy</text:p>
          </table:table-cell>
          <table:table-cell table:style-name="ce1" office:value-type="string" calcext:value-type="string">
            <text:p>sprawozdanie_finansowe</text:p>
          </table:table-cell>
          <table:table-cell table:style-name="ce1" office:value-type="string" calcext:value-type="string">
            <text:p>uchwala_zatw</text:p>
          </table:table-cell>
          <table:table-cell table:style-name="ce11" office:value-type="string" calcext:value-type="string">
            <text:p>kiedy_bylo</text:p>
          </table:table-cell>
          <table:table-cell table:style-name="ce13" office:value-type="string" calcext:value-type="string">
            <text:p>bilans</text:p>
          </table:table-cell>
          <table:table-cell table:style-name="ce1" office:value-type="string" calcext:value-type="string">
            <text:p>uwagi</text:p>
          </table:table-cell>
          <table:table-cell table:style-name="ce23" office:value-type="string" calcext:value-type="string">
            <text:p>kiedy_sprawdzane</text:p>
          </table:table-cell>
          <table:table-cell table:style-name="ce3" table:number-columns-repeated="1008"/>
          <table:table-cell table:number-columns-repeated="8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5-2023</text:p>
          </table:table-cell>
          <table:table-cell office:value-type="float" office:value="320538587.41" calcext:value-type="float">
            <text:p>320,538,587.41</text:p>
          </table:table-cell>
          <table:table-cell table:number-columns-repeated="1018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51860428.01" calcext:value-type="float">
            <text:p>51,860,428.01</text:p>
          </table:table-cell>
          <table:table-cell table:number-columns-repeated="1018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5-2023</text:p>
          </table:table-cell>
          <table:table-cell office:value-type="float" office:value="53955062.8" calcext:value-type="float">
            <text:p>53,955,062.80</text:p>
          </table:table-cell>
          <table:table-cell table:number-columns-repeated="1018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86347809.8" calcext:value-type="float">
            <text:p>86,347,809.80</text:p>
          </table:table-cell>
          <table:table-cell table:number-columns-repeated="1018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4602464.32" calcext:value-type="float">
            <text:p>14,602,464.32</text:p>
          </table:table-cell>
          <table:table-cell table:number-columns-repeated="1018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2-06-2023</text:p>
          </table:table-cell>
          <table:table-cell office:value-type="float" office:value="127905833.03" calcext:value-type="float">
            <text:p>127,905,833.03</text:p>
          </table:table-cell>
          <table:table-cell table:number-columns-repeated="1018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1-2024</text:p>
          </table:table-cell>
          <table:table-cell office:value-type="float" office:value="201852216.82" calcext:value-type="float">
            <text:p>201,852,216.82</text:p>
          </table:table-cell>
          <table:table-cell table:number-columns-repeated="1018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0784" calcext:value-type="float">
            <text:p>1078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7217220.95" calcext:value-type="float">
            <text:p>7,217,220.95</text:p>
          </table:table-cell>
          <table:table-cell table:number-columns-repeated="1018"/>
        </table:table-row>
        <table:table-row table:style-name="ro1">
          <table:table-cell office:value-type="float" office:value="10784" calcext:value-type="float">
            <text:p>107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1091" calcext:value-type="float">
            <text:p>1109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004682.43" calcext:value-type="float">
            <text:p>2,004,682.43</text:p>
          </table:table-cell>
          <table:table-cell table:number-columns-repeated="1018"/>
        </table:table-row>
        <table:table-row table:style-name="ro1">
          <table:table-cell office:value-type="float" office:value="11091" calcext:value-type="float">
            <text:p>110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1330" calcext:value-type="float">
            <text:p>1133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6984124.8" calcext:value-type="float">
            <text:p>6,984,124.80</text:p>
          </table:table-cell>
          <table:table-cell table:number-columns-repeated="1018"/>
        </table:table-row>
        <table:table-row table:style-name="ro1">
          <table:table-cell office:value-type="float" office:value="11330" calcext:value-type="float">
            <text:p>113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1347" calcext:value-type="float">
            <text:p>1134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2329045.26" calcext:value-type="float">
            <text:p>2,329,045.26</text:p>
          </table:table-cell>
          <table:table-cell table:number-columns-repeated="1018"/>
        </table:table-row>
        <table:table-row table:style-name="ro1">
          <table:table-cell office:value-type="float" office:value="11347" calcext:value-type="float">
            <text:p>113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1375" calcext:value-type="float">
            <text:p>1137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6753961.69" calcext:value-type="float">
            <text:p>6,753,961.69</text:p>
          </table:table-cell>
          <table:table-cell table:number-columns-repeated="1018"/>
        </table:table-row>
        <table:table-row table:style-name="ro1">
          <table:table-cell office:value-type="float" office:value="11375" calcext:value-type="float">
            <text:p>113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1731" calcext:value-type="float">
            <text:p>1173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6263694.15" calcext:value-type="float">
            <text:p>6,263,694.15</text:p>
          </table:table-cell>
          <table:table-cell table:number-columns-repeated="1018"/>
        </table:table-row>
        <table:table-row table:style-name="ro1">
          <table:table-cell office:value-type="float" office:value="11731" calcext:value-type="float">
            <text:p>1173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1811" calcext:value-type="float">
            <text:p>1181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table:style-name="ce5" office:value-type="string" calcext:value-type="string">
            <text:p>17-05-2024</text:p>
          </table:table-cell>
          <table:table-cell office:value-type="float" office:value="2946632.6" calcext:value-type="float">
            <text:p>2,946,632.60</text:p>
          </table:table-cell>
          <table:table-cell table:number-columns-repeated="1018"/>
        </table:table-row>
        <table:table-row table:style-name="ro1">
          <table:table-cell office:value-type="float" office:value="11811" calcext:value-type="float">
            <text:p>118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4</text:p>
          </table:table-cell>
          <table:table-cell office:value-type="float" office:value="3028909.9" calcext:value-type="float">
            <text:p>3,028,909.90</text:p>
          </table:table-cell>
          <table:table-cell table:number-columns-repeated="1018"/>
        </table:table-row>
        <table:table-row table:style-name="ro1">
          <table:table-cell office:value-type="float" office:value="11826" calcext:value-type="float">
            <text:p>1182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152053122.36" calcext:value-type="float">
            <text:p>152,053,122.3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1826" calcext:value-type="float">
            <text:p>118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1836" calcext:value-type="float">
            <text:p>1183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1-06-2023</text:p>
          </table:table-cell>
          <table:table-cell office:value-type="float" office:value="4262419.71" calcext:value-type="float">
            <text:p>4,262,419.7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1836" calcext:value-type="float">
            <text:p>118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299" calcext:value-type="float">
            <text:p>1229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table:style-name="ce5" office:value-type="string" calcext:value-type="string">
            <text:p>29-06-2023</text:p>
          </table:table-cell>
          <table:table-cell office:value-type="float" office:value="20407562.19" calcext:value-type="float">
            <text:p>20,407,562.19</text:p>
          </table:table-cell>
          <table:table-cell table:number-columns-repeated="1018"/>
        </table:table-row>
        <table:table-row table:style-name="ro1">
          <table:table-cell office:value-type="float" office:value="12299" calcext:value-type="float">
            <text:p>122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2" office:value-type="string" calcext:value-type="string">
            <text:p>tak</text:p>
          </table:table-cell>
          <table:table-cell table:style-name="ce5" office:value-type="string" calcext:value-type="string">
            <text:p>24-06-2024</text:p>
          </table:table-cell>
          <table:table-cell office:value-type="float" office:value="20135051.33" calcext:value-type="float">
            <text:p>20,135,051.33</text:p>
          </table:table-cell>
          <table:table-cell table:number-columns-repeated="1018"/>
        </table:table-row>
        <table:table-row table:style-name="ro1">
          <table:table-cell office:value-type="float" office:value="12927" calcext:value-type="float">
            <text:p>1292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89416099.3" calcext:value-type="float">
            <text:p>189,416,099.30</text:p>
          </table:table-cell>
          <table:table-cell table:number-columns-repeated="1018"/>
        </table:table-row>
        <table:table-row table:style-name="ro1">
          <table:table-cell office:value-type="float" office:value="12927" calcext:value-type="float">
            <text:p>129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073" calcext:value-type="float">
            <text:p>1307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4007550.15" calcext:value-type="float">
            <text:p>4,007,550.15</text:p>
          </table:table-cell>
          <table:table-cell table:number-columns-repeated="1018"/>
        </table:table-row>
        <table:table-row table:style-name="ro1">
          <table:table-cell office:value-type="float" office:value="13073" calcext:value-type="float">
            <text:p>130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304" calcext:value-type="float">
            <text:p>1430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table:style-name="ce5" office:value-type="string" calcext:value-type="string">
            <text:p>23-06-2023</text:p>
          </table:table-cell>
          <table:table-cell office:value-type="float" office:value="5454908.08" calcext:value-type="float">
            <text:p>5,454,908.08</text:p>
          </table:table-cell>
          <table:table-cell table:number-columns-repeated="1018"/>
        </table:table-row>
        <table:table-row table:style-name="ro1">
          <table:table-cell office:value-type="float" office:value="14304" calcext:value-type="float">
            <text:p>143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606" calcext:value-type="float">
            <text:p>1460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81994622.18" calcext:value-type="float">
            <text:p>81,994,622.18</text:p>
          </table:table-cell>
          <table:table-cell table:number-columns-repeated="1018"/>
        </table:table-row>
        <table:table-row table:style-name="ro1">
          <table:table-cell office:value-type="float" office:value="14606" calcext:value-type="float">
            <text:p>146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693" calcext:value-type="float">
            <text:p>1469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1173310.47" calcext:value-type="float">
            <text:p>11,173,310.47</text:p>
          </table:table-cell>
          <table:table-cell table:number-columns-repeated="1018"/>
        </table:table-row>
        <table:table-row table:style-name="ro1">
          <table:table-cell office:value-type="float" office:value="14693" calcext:value-type="float">
            <text:p>146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990" calcext:value-type="float">
            <text:p>1599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7-2023</text:p>
          </table:table-cell>
          <table:table-cell office:value-type="float" office:value="202402102.33" calcext:value-type="float">
            <text:p>202,402,102.3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990" calcext:value-type="float">
            <text:p>159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6111" calcext:value-type="float">
            <text:p>1611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63069326.17" calcext:value-type="float">
            <text:p>63,069,326.1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6111" calcext:value-type="float">
            <text:p>161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6725" calcext:value-type="float">
            <text:p>16725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40223378.28" calcext:value-type="float">
            <text:p>140,223,378.28</text:p>
          </table:table-cell>
          <table:table-cell table:number-columns-repeated="1018"/>
        </table:table-row>
        <table:table-row table:style-name="ro1">
          <table:table-cell office:value-type="float" office:value="16725" calcext:value-type="float">
            <text:p>1672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6736" calcext:value-type="float">
            <text:p>1673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table:style-name="ce5" office:value-type="string" calcext:value-type="string">
            <text:p>25-06-2024</text:p>
          </table:table-cell>
          <table:table-cell office:value-type="float" office:value="107223456.14" calcext:value-type="float">
            <text:p>107,223,456.14</text:p>
          </table:table-cell>
          <table:table-cell table:number-columns-repeated="1018"/>
        </table:table-row>
        <table:table-row table:style-name="ro1">
          <table:table-cell office:value-type="float" office:value="16736" calcext:value-type="float">
            <text:p>167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2" office:value-type="string" calcext:value-type="string">
            <text:p>tak</text:p>
          </table:table-cell>
          <table:table-cell table:style-name="ce5" office:value-type="string" calcext:value-type="string">
            <text:p>25-06-2024</text:p>
          </table:table-cell>
          <table:table-cell office:value-type="float" office:value="89063472.44" calcext:value-type="float">
            <text:p>89,063,472.44</text:p>
          </table:table-cell>
          <table:table-cell table:number-columns-repeated="1018"/>
        </table:table-row>
        <table:table-row table:style-name="ro1">
          <table:table-cell office:value-type="float" office:value="17250" calcext:value-type="float">
            <text:p>1725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8000226.43" calcext:value-type="float">
            <text:p>8,000,226.43</text:p>
          </table:table-cell>
          <table:table-cell table:number-columns-repeated="1018"/>
        </table:table-row>
        <table:table-row table:style-name="ro1">
          <table:table-cell office:value-type="float" office:value="17250" calcext:value-type="float">
            <text:p>172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484" calcext:value-type="float">
            <text:p>1748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80036211.82" calcext:value-type="float">
            <text:p>80,036,211.82</text:p>
          </table:table-cell>
          <table:table-cell table:number-columns-repeated="1018"/>
        </table:table-row>
        <table:table-row table:style-name="ro1">
          <table:table-cell office:value-type="float" office:value="17484" calcext:value-type="float">
            <text:p>174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795" calcext:value-type="float">
            <text:p>1779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36391485.17" calcext:value-type="float">
            <text:p>36,391,485.17</text:p>
          </table:table-cell>
          <table:table-cell table:number-columns-repeated="1018"/>
        </table:table-row>
        <table:table-row table:style-name="ro1">
          <table:table-cell office:value-type="float" office:value="17795" calcext:value-type="float">
            <text:p>177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0535" calcext:value-type="float">
            <text:p>2053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table:style-name="ce5" office:value-type="string" calcext:value-type="string">
            <text:p>27-06-2023</text:p>
          </table:table-cell>
          <table:table-cell office:value-type="float" office:value="3615549.85" calcext:value-type="float">
            <text:p>3,615,549.85</text:p>
          </table:table-cell>
          <table:table-cell table:number-columns-repeated="1018"/>
        </table:table-row>
        <table:table-row table:style-name="ro1">
          <table:table-cell office:value-type="float" office:value="20535" calcext:value-type="float">
            <text:p>205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0800" calcext:value-type="float">
            <text:p>2080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5-2023</text:p>
          </table:table-cell>
          <table:table-cell office:value-type="float" office:value="2412529.04" calcext:value-type="float">
            <text:p>2,412,529.04</text:p>
          </table:table-cell>
          <table:table-cell table:number-columns-repeated="1018"/>
        </table:table-row>
        <table:table-row table:style-name="ro1">
          <table:table-cell office:value-type="float" office:value="20800" calcext:value-type="float">
            <text:p>2080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1152" calcext:value-type="float">
            <text:p>2115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1-05-2023</text:p>
          </table:table-cell>
          <table:table-cell office:value-type="float" office:value="406259269.67" calcext:value-type="float">
            <text:p>406,259,269.67</text:p>
          </table:table-cell>
          <table:table-cell table:number-columns-repeated="1018"/>
        </table:table-row>
        <table:table-row table:style-name="ro1">
          <table:table-cell office:value-type="float" office:value="21152" calcext:value-type="float">
            <text:p>211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1185" calcext:value-type="float">
            <text:p>2118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table:style-name="ce5" office:value-type="string" calcext:value-type="string">
            <text:p>13-06-2023</text:p>
          </table:table-cell>
          <table:table-cell office:value-type="float" office:value="7411084.27" calcext:value-type="float">
            <text:p>7,411,084.27</text:p>
          </table:table-cell>
          <table:table-cell table:number-columns-repeated="1018"/>
        </table:table-row>
        <table:table-row table:style-name="ro1">
          <table:table-cell office:value-type="float" office:value="21185" calcext:value-type="float">
            <text:p>211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2" office:value-type="string" calcext:value-type="string">
            <text:p>tak</text:p>
          </table:table-cell>
          <table:table-cell table:style-name="ce5" office:value-type="string" calcext:value-type="string">
            <text:p>19-06-2024</text:p>
          </table:table-cell>
          <table:table-cell office:value-type="float" office:value="7259545.76" calcext:value-type="float">
            <text:p>7,259,545.76</text:p>
          </table:table-cell>
          <table:table-cell table:number-columns-repeated="1018"/>
        </table:table-row>
        <table:table-row table:style-name="ro1">
          <table:table-cell office:value-type="float" office:value="23171" calcext:value-type="float">
            <text:p>2317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37844504.92" calcext:value-type="float">
            <text:p>37,844,504.9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3171" calcext:value-type="float">
            <text:p>2317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3244" calcext:value-type="float">
            <text:p>2324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6009011" calcext:value-type="float">
            <text:p>16,009,011.00</text:p>
          </table:table-cell>
          <table:table-cell table:number-columns-repeated="1018"/>
        </table:table-row>
        <table:table-row table:style-name="ro1">
          <table:table-cell office:value-type="float" office:value="23244" calcext:value-type="float">
            <text:p>232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3347" calcext:value-type="float">
            <text:p>233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9659067.25" calcext:value-type="float">
            <text:p>29,659,067.25</text:p>
          </table:table-cell>
          <table:table-cell table:number-columns-repeated="1018"/>
        </table:table-row>
        <table:table-row table:style-name="ro1">
          <table:table-cell office:value-type="float" office:value="23347" calcext:value-type="float">
            <text:p>233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4196" calcext:value-type="float">
            <text:p>2419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table:style-name="ce5" office:value-type="string" calcext:value-type="string">
            <text:p>15-06-2023</text:p>
          </table:table-cell>
          <table:table-cell office:value-type="float" office:value="5687566" calcext:value-type="float">
            <text:p>5,687,566.00</text:p>
          </table:table-cell>
          <table:table-cell table:number-columns-repeated="1018"/>
        </table:table-row>
        <table:table-row table:style-name="ro1">
          <table:table-cell office:value-type="float" office:value="24196" calcext:value-type="float">
            <text:p>241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2" office:value-type="string" calcext:value-type="string">
            <text:p>tak</text:p>
          </table:table-cell>
          <table:table-cell table:style-name="ce5" office:value-type="string" calcext:value-type="string">
            <text:p>13-06-2024</text:p>
          </table:table-cell>
          <table:table-cell office:value-type="float" office:value="5687566" calcext:value-type="float">
            <text:p>5,687,566.00</text:p>
          </table:table-cell>
          <table:table-cell table:number-columns-repeated="1018"/>
        </table:table-row>
        <table:table-row table:style-name="ro1">
          <table:table-cell office:value-type="float" office:value="24277" calcext:value-type="float">
            <text:p>2427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style-name="ce5"/>
          <table:table-cell office:value-type="float" office:value="5064604.7" calcext:value-type="float">
            <text:p>5,064,604.70</text:p>
          </table:table-cell>
          <table:table-cell table:number-columns-repeated="1018"/>
        </table:table-row>
        <table:table-row table:style-name="ro1">
          <table:table-cell office:value-type="float" office:value="24277" calcext:value-type="float">
            <text:p>242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4328" calcext:value-type="float">
            <text:p>2432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33295502.52" calcext:value-type="float">
            <text:p>33,295,502.52</text:p>
          </table:table-cell>
          <table:table-cell table:number-columns-repeated="1018"/>
        </table:table-row>
        <table:table-row table:style-name="ro1">
          <table:table-cell office:value-type="float" office:value="24328" calcext:value-type="float">
            <text:p>243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4541" calcext:value-type="float">
            <text:p>2454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table:style-name="ce5" office:value-type="string" calcext:value-type="string">
            <text:p>17-06-2023</text:p>
          </table:table-cell>
          <table:table-cell office:value-type="float" office:value="6230798" calcext:value-type="float">
            <text:p>6,230,798.00</text:p>
          </table:table-cell>
          <table:table-cell table:number-columns-repeated="1018"/>
        </table:table-row>
        <table:table-row table:style-name="ro1">
          <table:table-cell office:value-type="float" office:value="24541" calcext:value-type="float">
            <text:p>245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4786" calcext:value-type="float">
            <text:p>2478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20873159.02" calcext:value-type="float">
            <text:p>20,873,159.02</text:p>
          </table:table-cell>
          <table:table-cell table:number-columns-repeated="1018"/>
        </table:table-row>
        <table:table-row table:style-name="ro1">
          <table:table-cell office:value-type="float" office:value="24786" calcext:value-type="float">
            <text:p>247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4872" calcext:value-type="float">
            <text:p>2487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table:style-name="ce5" office:value-type="string" calcext:value-type="string">
            <text:p>06-06-2023</text:p>
          </table:table-cell>
          <table:table-cell office:value-type="float" office:value="2145805.94" calcext:value-type="float">
            <text:p>2,145,805.94</text:p>
          </table:table-cell>
          <table:table-cell table:number-columns-repeated="1018"/>
        </table:table-row>
        <table:table-row table:style-name="ro1">
          <table:table-cell office:value-type="float" office:value="24872" calcext:value-type="float">
            <text:p>2487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2" office:value-type="string" calcext:value-type="string">
            <text:p>tak</text:p>
          </table:table-cell>
          <table:table-cell table:style-name="ce5" office:value-type="string" calcext:value-type="string">
            <text:p>06-06-2024</text:p>
          </table:table-cell>
          <table:table-cell table:style-name="ce5" office:value-type="float" office:value="2263739.43" calcext:value-type="float">
            <text:p>2263739.43</text:p>
          </table:table-cell>
          <table:table-cell office:value-type="string" calcext:value-type="string">
            <text:p>data walnego niepewna</text:p>
          </table:table-cell>
          <table:table-cell table:number-columns-repeated="1017"/>
        </table:table-row>
        <table:table-row table:style-name="ro1">
          <table:table-cell office:value-type="float" office:value="25563" calcext:value-type="float">
            <text:p>2556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15419569.63" calcext:value-type="float">
            <text:p>15,419,569.63</text:p>
          </table:table-cell>
          <table:table-cell table:number-columns-repeated="1018"/>
        </table:table-row>
        <table:table-row table:style-name="ro1">
          <table:table-cell office:value-type="float" office:value="25563" calcext:value-type="float">
            <text:p>255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5981" calcext:value-type="float">
            <text:p>2598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 20220</text:p>
          </table:table-cell>
          <table:table-cell table:number-columns-repeated="1017"/>
        </table:table-row>
        <table:table-row table:style-name="ro1">
          <table:table-cell office:value-type="float" office:value="25981" calcext:value-type="float">
            <text:p>259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6051" calcext:value-type="float">
            <text:p>2605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98301138.97" calcext:value-type="float">
            <text:p>98,301,138.97</text:p>
          </table:table-cell>
          <table:table-cell table:number-columns-repeated="1018"/>
        </table:table-row>
        <table:table-row table:style-name="ro1">
          <table:table-cell office:value-type="float" office:value="26051" calcext:value-type="float">
            <text:p>2605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7073" calcext:value-type="float">
            <text:p>2707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10345109.06" calcext:value-type="float">
            <text:p>10,345,109.06</text:p>
          </table:table-cell>
          <table:table-cell table:number-columns-repeated="1018"/>
        </table:table-row>
        <table:table-row table:style-name="ro1">
          <table:table-cell office:value-type="float" office:value="27073" calcext:value-type="float">
            <text:p>270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7158" calcext:value-type="float">
            <text:p>2715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715080.88" calcext:value-type="float">
            <text:p>2,715,080.88</text:p>
          </table:table-cell>
          <table:table-cell table:number-columns-repeated="1018"/>
        </table:table-row>
        <table:table-row table:style-name="ro1">
          <table:table-cell office:value-type="float" office:value="27158" calcext:value-type="float">
            <text:p>271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1-06-2024</text:p>
          </table:table-cell>
          <table:table-cell office:value-type="float" office:value="2689536.44" calcext:value-type="float">
            <text:p>2,689,536.44</text:p>
          </table:table-cell>
          <table:table-cell table:number-columns-repeated="1018"/>
        </table:table-row>
        <table:table-row table:style-name="ro1">
          <table:table-cell office:value-type="float" office:value="29183" calcext:value-type="float">
            <text:p>2918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24696525.35" calcext:value-type="float">
            <text:p>24,696,525.3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9183" calcext:value-type="float">
            <text:p>291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1021" calcext:value-type="float">
            <text:p>3102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3584424.62" calcext:value-type="float">
            <text:p>3,584,424.62</text:p>
          </table:table-cell>
          <table:table-cell table:number-columns-repeated="1018"/>
        </table:table-row>
        <table:table-row table:style-name="ro1">
          <table:table-cell office:value-type="float" office:value="31021" calcext:value-type="float">
            <text:p>310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1897" calcext:value-type="float">
            <text:p>3189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float" office:value="26348365.61" calcext:value-type="float">
            <text:p>26,348,365.61</text:p>
          </table:table-cell>
          <table:table-cell table:number-columns-repeated="1018"/>
        </table:table-row>
        <table:table-row table:style-name="ro1">
          <table:table-cell office:value-type="float" office:value="31897" calcext:value-type="float">
            <text:p>318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4</text:p>
          </table:table-cell>
          <table:table-cell office:value-type="float" office:value="26754694.54" calcext:value-type="float">
            <text:p>26,754,694.54</text:p>
          </table:table-cell>
          <table:table-cell table:number-columns-repeated="1018"/>
        </table:table-row>
        <table:table-row table:style-name="ro1">
          <table:table-cell office:value-type="float" office:value="32164" calcext:value-type="float">
            <text:p>3216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18413423.89" calcext:value-type="float">
            <text:p>118,413,423.89</text:p>
          </table:table-cell>
          <table:table-cell table:number-columns-repeated="1018"/>
        </table:table-row>
        <table:table-row table:style-name="ro1">
          <table:table-cell office:value-type="float" office:value="32164" calcext:value-type="float">
            <text:p>321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tak</text:p>
          </table:table-cell>
          <table:table-cell table:style-name="Default" office:value-type="string" calcext:value-type="string">
            <text:p>20-06-2024</text:p>
          </table:table-cell>
          <table:table-cell office:value-type="float" office:value="109832194.58" calcext:value-type="float">
            <text:p>109,832,194.58</text:p>
          </table:table-cell>
          <table:table-cell table:number-columns-repeated="1018"/>
        </table:table-row>
        <table:table-row table:style-name="ro1">
          <table:table-cell office:value-type="float" office:value="32246" calcext:value-type="float">
            <text:p>3224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8-05-2023</text:p>
          </table:table-cell>
          <table:table-cell office:value-type="float" office:value="343492.81" calcext:value-type="float">
            <text:p>343,492.81</text:p>
          </table:table-cell>
          <table:table-cell table:number-columns-repeated="1018"/>
        </table:table-row>
        <table:table-row table:style-name="ro1">
          <table:table-cell office:value-type="float" office:value="32246" calcext:value-type="float">
            <text:p>322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2661" calcext:value-type="float">
            <text:p>3266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6833356.18" calcext:value-type="float">
            <text:p>26,833,356.18</text:p>
          </table:table-cell>
          <table:table-cell table:number-columns-repeated="1018"/>
        </table:table-row>
        <table:table-row table:style-name="ro1">
          <table:table-cell office:value-type="float" office:value="32661" calcext:value-type="float">
            <text:p>3266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3334" calcext:value-type="float">
            <text:p>3333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5-2023</text:p>
          </table:table-cell>
          <table:table-cell office:value-type="float" office:value="193345723.72" calcext:value-type="float">
            <text:p>193,345,723.72</text:p>
          </table:table-cell>
          <table:table-cell table:number-columns-repeated="1018"/>
        </table:table-row>
        <table:table-row table:style-name="ro1">
          <table:table-cell office:value-type="float" office:value="33334" calcext:value-type="float">
            <text:p>333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5880" calcext:value-type="float">
            <text:p>3588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42808.2" calcext:value-type="float">
            <text:p>142,808.20</text:p>
          </table:table-cell>
          <table:table-cell table:number-columns-repeated="1018"/>
        </table:table-row>
        <table:table-row table:style-name="ro1">
          <table:table-cell office:value-type="float" office:value="35880" calcext:value-type="float">
            <text:p>358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6462" calcext:value-type="float">
            <text:p>3646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392987.65" calcext:value-type="float">
            <text:p>1,392,987.65</text:p>
          </table:table-cell>
          <table:table-cell table:number-columns-repeated="1018"/>
        </table:table-row>
        <table:table-row table:style-name="ro1">
          <table:table-cell office:value-type="float" office:value="36462" calcext:value-type="float">
            <text:p>364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4</text:p>
          </table:table-cell>
          <table:table-cell office:value-type="float" office:value="1532269.03" calcext:value-type="float">
            <text:p>1,532,269.03</text:p>
          </table:table-cell>
          <table:table-cell table:number-columns-repeated="1018"/>
        </table:table-row>
        <table:table-row table:style-name="ro1">
          <table:table-cell office:value-type="float" office:value="37033" calcext:value-type="float">
            <text:p>3703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40671217.29" calcext:value-type="float">
            <text:p>40,671,217.29</text:p>
          </table:table-cell>
          <table:table-cell office:value-type="string" calcext:value-type="string">
            <text:p>wiecej glosow przeciw</text:p>
          </table:table-cell>
          <table:table-cell table:number-columns-repeated="1017"/>
        </table:table-row>
        <table:table-row table:style-name="ro1">
          <table:table-cell office:value-type="float" office:value="37033" calcext:value-type="float">
            <text:p>3703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7558" calcext:value-type="float">
            <text:p>3755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4548220.75" calcext:value-type="float">
            <text:p>4,548,220.75</text:p>
          </table:table-cell>
          <table:table-cell table:number-columns-repeated="1018"/>
        </table:table-row>
        <table:table-row table:style-name="ro1">
          <table:table-cell office:value-type="float" office:value="37558" calcext:value-type="float">
            <text:p>375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4</text:p>
          </table:table-cell>
          <table:table-cell office:value-type="float" office:value="4561587.29" calcext:value-type="float">
            <text:p>4,561,587.29</text:p>
          </table:table-cell>
          <table:table-cell table:number-columns-repeated="1018"/>
        </table:table-row>
        <table:table-row table:style-name="ro1">
          <table:table-cell office:value-type="float" office:value="37655" calcext:value-type="float">
            <text:p>3765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30284625.32" calcext:value-type="float">
            <text:p>30,284,625.32</text:p>
          </table:table-cell>
          <table:table-cell table:number-columns-repeated="1018"/>
        </table:table-row>
        <table:table-row table:style-name="ro1">
          <table:table-cell office:value-type="float" office:value="37655" calcext:value-type="float">
            <text:p>376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8220" calcext:value-type="float">
            <text:p>3822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78038705.3" calcext:value-type="float">
            <text:p>178,038,705.30</text:p>
          </table:table-cell>
          <table:table-cell table:number-columns-repeated="1018"/>
        </table:table-row>
        <table:table-row table:style-name="ro1">
          <table:table-cell office:value-type="float" office:value="38220" calcext:value-type="float">
            <text:p>382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8475" calcext:value-type="float">
            <text:p>3847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1563416.65" calcext:value-type="float">
            <text:p>11,563,416.6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38475" calcext:value-type="float">
            <text:p>384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8688" calcext:value-type="float">
            <text:p>3868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65092378.79" calcext:value-type="float">
            <text:p>65,092,378.7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38688" calcext:value-type="float">
            <text:p>386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9464" calcext:value-type="float">
            <text:p>3946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19616411.96" calcext:value-type="float">
            <text:p>19,616,411.9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39464" calcext:value-type="float">
            <text:p>394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41184" calcext:value-type="float">
            <text:p>4118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949225.89" calcext:value-type="float">
            <text:p>949,225.89</text:p>
          </table:table-cell>
          <table:table-cell table:number-columns-repeated="1018"/>
        </table:table-row>
        <table:table-row table:style-name="ro1">
          <table:table-cell office:value-type="float" office:value="41184" calcext:value-type="float">
            <text:p>411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4</text:p>
          </table:table-cell>
          <table:table-cell office:value-type="float" office:value="1080355.96" calcext:value-type="float">
            <text:p>1,080,355.96</text:p>
          </table:table-cell>
          <table:table-cell table:number-columns-repeated="1018"/>
        </table:table-row>
        <table:table-row table:style-name="ro1">
          <table:table-cell office:value-type="float" office:value="41402" calcext:value-type="float">
            <text:p>4140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19208124.07" calcext:value-type="float">
            <text:p>19,208,124.07</text:p>
          </table:table-cell>
          <table:table-cell table:number-columns-repeated="1018"/>
        </table:table-row>
        <table:table-row table:style-name="ro1">
          <table:table-cell office:value-type="float" office:value="41402" calcext:value-type="float">
            <text:p>414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41813" calcext:value-type="float">
            <text:p>4181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1100535.04" calcext:value-type="float">
            <text:p>11,100,535.04</text:p>
          </table:table-cell>
          <table:table-cell table:number-columns-repeated="1018"/>
        </table:table-row>
        <table:table-row table:style-name="ro1">
          <table:table-cell office:value-type="float" office:value="41813" calcext:value-type="float">
            <text:p>418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41859" calcext:value-type="float">
            <text:p>4185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0</text:p>
          </table:table-cell>
          <table:table-cell table:number-columns-repeated="1017"/>
        </table:table-row>
        <table:table-row table:style-name="ro1">
          <table:table-cell office:value-type="float" office:value="41859" calcext:value-type="float">
            <text:p>418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47340" calcext:value-type="float">
            <text:p>4734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6560010.06" calcext:value-type="float">
            <text:p>6,560,010.06</text:p>
          </table:table-cell>
          <table:table-cell table:number-columns-repeated="1018"/>
        </table:table-row>
        <table:table-row table:style-name="ro1">
          <table:table-cell office:value-type="float" office:value="47340" calcext:value-type="float">
            <text:p>47340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5918270.65" calcext:value-type="float">
            <text:p>5,918,270.65</text:p>
          </table:table-cell>
          <table:table-cell/>
          <table:table-cell office:value-type="string" calcext:value-type="string">
            <text:p>22/07/24</text:p>
          </table:table-cell>
          <table:table-cell table:number-columns-repeated="1016"/>
        </table:table-row>
        <table:table-row table:style-name="ro1">
          <table:table-cell office:value-type="float" office:value="47439" calcext:value-type="float">
            <text:p>4743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943664.86" calcext:value-type="float">
            <text:p>943,664.86</text:p>
          </table:table-cell>
          <table:table-cell table:number-columns-repeated="1018"/>
        </table:table-row>
        <table:table-row table:style-name="ro1">
          <table:table-cell office:value-type="float" office:value="47439" calcext:value-type="float">
            <text:p>4743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47740" calcext:value-type="float">
            <text:p>4774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5183462.6" calcext:value-type="float">
            <text:p>5,183,462.60</text:p>
          </table:table-cell>
          <table:table-cell table:number-columns-repeated="1018"/>
        </table:table-row>
        <table:table-row table:style-name="ro1">
          <table:table-cell office:value-type="float" office:value="47740" calcext:value-type="float">
            <text:p>477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48636" calcext:value-type="float">
            <text:p>4863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38680.8" calcext:value-type="float">
            <text:p>338,680.80</text:p>
          </table:table-cell>
          <table:table-cell table:number-columns-repeated="1018"/>
        </table:table-row>
        <table:table-row table:style-name="ro1">
          <table:table-cell office:value-type="float" office:value="48636" calcext:value-type="float">
            <text:p>486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49242" calcext:value-type="float">
            <text:p>4924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49242" calcext:value-type="float">
            <text:p>4924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1619" calcext:value-type="float">
            <text:p>5161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7863272.9" calcext:value-type="float">
            <text:p>7,863,272.9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1619" calcext:value-type="float">
            <text:p>516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3046" calcext:value-type="float">
            <text:p>5304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53046" calcext:value-type="float">
            <text:p>530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3555" calcext:value-type="float">
            <text:p>5355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rak danych o głosowaniu, aktywa sa wpisane jako 0</text:p>
          </table:table-cell>
          <table:table-cell table:number-columns-repeated="1017"/>
        </table:table-row>
        <table:table-row table:style-name="ro1">
          <table:table-cell office:value-type="float" office:value="53555" calcext:value-type="float">
            <text:p>535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5027" calcext:value-type="float">
            <text:p>5502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7-2023</text:p>
          </table:table-cell>
          <table:table-cell office:value-type="float" office:value="12562418.11" calcext:value-type="float">
            <text:p>12,562,418.1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5027" calcext:value-type="float">
            <text:p>550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5359" calcext:value-type="float">
            <text:p>5535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4-2023</text:p>
          </table:table-cell>
          <table:table-cell office:value-type="float" office:value="2476987.86" calcext:value-type="float">
            <text:p>2,476,987.86</text:p>
          </table:table-cell>
          <table:table-cell table:number-columns-repeated="1018"/>
        </table:table-row>
        <table:table-row table:style-name="ro1">
          <table:table-cell office:value-type="float" office:value="55359" calcext:value-type="float">
            <text:p>553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5607" calcext:value-type="float">
            <text:p>5560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55607" calcext:value-type="float">
            <text:p>5560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5749" calcext:value-type="float">
            <text:p>5574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46644904.45" calcext:value-type="float">
            <text:p>46,644,904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5749" calcext:value-type="float">
            <text:p>557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6262" calcext:value-type="float">
            <text:p>5626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305190920.65" calcext:value-type="float">
            <text:p>305,190,920.6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6262" calcext:value-type="float">
            <text:p>562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6285" calcext:value-type="float">
            <text:p>5628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56285" calcext:value-type="float">
            <text:p>562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6304" calcext:value-type="float">
            <text:p>5630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51441325.76" calcext:value-type="float">
            <text:p>151,441,325.76</text:p>
          </table:table-cell>
          <table:table-cell table:number-columns-repeated="1018"/>
        </table:table-row>
        <table:table-row table:style-name="ro1">
          <table:table-cell office:value-type="float" office:value="56304" calcext:value-type="float">
            <text:p>563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6744" calcext:value-type="float">
            <text:p>5674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6754249.36" calcext:value-type="float">
            <text:p>6,754,249.36</text:p>
          </table:table-cell>
          <table:table-cell table:number-columns-repeated="1018"/>
        </table:table-row>
        <table:table-row table:style-name="ro1">
          <table:table-cell office:value-type="float" office:value="56744" calcext:value-type="float">
            <text:p>567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7093" calcext:value-type="float">
            <text:p>5709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57093" calcext:value-type="float">
            <text:p>570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7121" calcext:value-type="float">
            <text:p>5712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5-2023</text:p>
          </table:table-cell>
          <table:table-cell office:value-type="float" office:value="369201.16" calcext:value-type="float">
            <text:p>369,201.16</text:p>
          </table:table-cell>
          <table:table-cell table:number-columns-repeated="1018"/>
        </table:table-row>
        <table:table-row table:style-name="ro1">
          <table:table-cell office:value-type="float" office:value="57121" calcext:value-type="float">
            <text:p>571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7287" calcext:value-type="float">
            <text:p>5728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7917126.63" calcext:value-type="float">
            <text:p>7,917,126.63</text:p>
          </table:table-cell>
          <table:table-cell table:number-columns-repeated="1018"/>
        </table:table-row>
        <table:table-row table:style-name="ro1">
          <table:table-cell office:value-type="float" office:value="57287" calcext:value-type="float">
            <text:p>572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8758" calcext:value-type="float">
            <text:p>5875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58758" calcext:value-type="float">
            <text:p>587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8783" calcext:value-type="float">
            <text:p>5878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66855674.75" calcext:value-type="float">
            <text:p>66,855,674.7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8783" calcext:value-type="float">
            <text:p>587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8812" calcext:value-type="float">
            <text:p>5881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58812" calcext:value-type="float">
            <text:p>5881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8856" calcext:value-type="float">
            <text:p>5885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58856" calcext:value-type="float">
            <text:p>5885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9564" calcext:value-type="float">
            <text:p>5956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9-2022</text:p>
          </table:table-cell>
          <table:table-cell office:value-type="float" office:value="871109.88" calcext:value-type="float">
            <text:p>871,109.88</text:p>
          </table:table-cell>
          <table:table-cell table:number-columns-repeated="1018"/>
        </table:table-row>
        <table:table-row table:style-name="ro1">
          <table:table-cell office:value-type="float" office:value="59564" calcext:value-type="float">
            <text:p>595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0624" calcext:value-type="float">
            <text:p>6062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301275.62" calcext:value-type="float">
            <text:p>1,301,275.62</text:p>
          </table:table-cell>
          <table:table-cell table:number-columns-repeated="1018"/>
        </table:table-row>
        <table:table-row table:style-name="ro1">
          <table:table-cell office:value-type="float" office:value="60624" calcext:value-type="float">
            <text:p>6062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10064485.17" calcext:value-type="float">
            <text:p>10,064,485.17</text:p>
          </table:table-cell>
          <table:table-cell table:number-columns-repeated="101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0947" calcext:value-type="float">
            <text:p>6094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2-06-2023</text:p>
          </table:table-cell>
          <table:table-cell office:value-type="float" office:value="1885083.53" calcext:value-type="float">
            <text:p>1,885,083.53</text:p>
          </table:table-cell>
          <table:table-cell table:number-columns-repeated="1018"/>
        </table:table-row>
        <table:table-row table:style-name="ro1">
          <table:table-cell office:value-type="float" office:value="60947" calcext:value-type="float">
            <text:p>609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1327" calcext:value-type="float">
            <text:p>6132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61327" calcext:value-type="float">
            <text:p>613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1337" calcext:value-type="float">
            <text:p>6133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1-06-2023</text:p>
          </table:table-cell>
          <table:table-cell office:value-type="float" office:value="12501801.86" calcext:value-type="float">
            <text:p>12,501,801.86</text:p>
          </table:table-cell>
          <table:table-cell table:number-columns-repeated="1018"/>
        </table:table-row>
        <table:table-row table:style-name="ro1">
          <table:table-cell office:value-type="float" office:value="61337" calcext:value-type="float">
            <text:p>613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1423" calcext:value-type="float">
            <text:p>6142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55950661.67" calcext:value-type="float">
            <text:p>55,950,661.6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61423" calcext:value-type="float">
            <text:p>614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1605" calcext:value-type="float">
            <text:p>6160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37202190.93" calcext:value-type="float">
            <text:p>37,202,190.9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61605" calcext:value-type="float">
            <text:p>616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2441" calcext:value-type="float">
            <text:p>6244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8974066.55" calcext:value-type="float">
            <text:p>8,974,066.5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62441" calcext:value-type="float">
            <text:p>624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2550" calcext:value-type="float">
            <text:p>6255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62550" calcext:value-type="float">
            <text:p>625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3049" calcext:value-type="float">
            <text:p>6304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63049" calcext:value-type="float">
            <text:p>630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3561" calcext:value-type="float">
            <text:p>6356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36702595.79" calcext:value-type="float">
            <text:p>36,702,595.7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63561" calcext:value-type="float">
            <text:p>6356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3956" calcext:value-type="float">
            <text:p>6395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63956" calcext:value-type="float">
            <text:p>6395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5904" calcext:value-type="float">
            <text:p>6590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2046564.37" calcext:value-type="float">
            <text:p>2,046,564.37</text:p>
          </table:table-cell>
          <table:table-cell table:number-columns-repeated="1018"/>
        </table:table-row>
        <table:table-row table:style-name="ro1">
          <table:table-cell office:value-type="float" office:value="65904" calcext:value-type="float">
            <text:p>659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5997" calcext:value-type="float">
            <text:p>6599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218124862.17" calcext:value-type="float">
            <text:p>218,124,862.17</text:p>
          </table:table-cell>
          <table:table-cell table:number-columns-repeated="1018"/>
        </table:table-row>
        <table:table-row table:style-name="ro1">
          <table:table-cell office:value-type="float" office:value="65997" calcext:value-type="float">
            <text:p>659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4</text:p>
          </table:table-cell>
          <table:table-cell office:value-type="float" office:value="284821730.77" calcext:value-type="float">
            <text:p>284,821,730.77</text:p>
          </table:table-cell>
          <table:table-cell table:number-columns-repeated="1018"/>
        </table:table-row>
        <table:table-row table:style-name="ro1">
          <table:table-cell office:value-type="float" office:value="66718" calcext:value-type="float">
            <text:p>6671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9690359.16" calcext:value-type="float">
            <text:p>9,690,359.16</text:p>
          </table:table-cell>
          <table:table-cell table:number-columns-repeated="1018"/>
        </table:table-row>
        <table:table-row table:style-name="ro1">
          <table:table-cell office:value-type="float" office:value="66718" calcext:value-type="float">
            <text:p>667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8823" calcext:value-type="float">
            <text:p>6882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68823" calcext:value-type="float">
            <text:p>688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8975" calcext:value-type="float">
            <text:p>6897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68975" calcext:value-type="float">
            <text:p>689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9548" calcext:value-type="float">
            <text:p>6954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49953694.71" calcext:value-type="float">
            <text:p>149,953,694.71</text:p>
          </table:table-cell>
          <table:table-cell table:number-columns-repeated="1018"/>
        </table:table-row>
        <table:table-row table:style-name="ro1">
          <table:table-cell office:value-type="float" office:value="69548" calcext:value-type="float">
            <text:p>6954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9636" calcext:value-type="float">
            <text:p>6963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5192458.6" calcext:value-type="float">
            <text:p>5,192,458.60</text:p>
          </table:table-cell>
          <table:table-cell table:number-columns-repeated="1018"/>
        </table:table-row>
        <table:table-row table:style-name="ro1">
          <table:table-cell office:value-type="float" office:value="69636" calcext:value-type="float">
            <text:p>696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9923" calcext:value-type="float">
            <text:p>6992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89879233.79" calcext:value-type="float">
            <text:p>89,879,233.7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69923" calcext:value-type="float">
            <text:p>699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0181" calcext:value-type="float">
            <text:p>7018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70181" calcext:value-type="float">
            <text:p>701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1899" calcext:value-type="float">
            <text:p>7189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71899" calcext:value-type="float">
            <text:p>718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3064" calcext:value-type="float">
            <text:p>7306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40991746.22" calcext:value-type="float">
            <text:p>40,991,746.22</text:p>
          </table:table-cell>
          <table:table-cell table:number-columns-repeated="1018"/>
        </table:table-row>
        <table:table-row table:style-name="ro1">
          <table:table-cell office:value-type="float" office:value="73064" calcext:value-type="float">
            <text:p>730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3485" calcext:value-type="float">
            <text:p>7348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float" office:value="2645509.16" calcext:value-type="float">
            <text:p>2,645,509.16</text:p>
          </table:table-cell>
          <table:table-cell table:number-columns-repeated="1018"/>
        </table:table-row>
        <table:table-row table:style-name="ro1">
          <table:table-cell office:value-type="float" office:value="73485" calcext:value-type="float">
            <text:p>734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3542" calcext:value-type="float">
            <text:p>7354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5099983.52" calcext:value-type="float">
            <text:p>5,099,983.52</text:p>
          </table:table-cell>
          <table:table-cell table:number-columns-repeated="1018"/>
        </table:table-row>
        <table:table-row table:style-name="ro1">
          <table:table-cell office:value-type="float" office:value="73542" calcext:value-type="float">
            <text:p>7354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3971" calcext:value-type="float">
            <text:p>7397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73971" calcext:value-type="float">
            <text:p>7397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4605" calcext:value-type="float">
            <text:p>7460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119710018.69" calcext:value-type="float">
            <text:p>1,119,710,018.69</text:p>
          </table:table-cell>
          <table:table-cell table:number-columns-repeated="1018"/>
        </table:table-row>
        <table:table-row table:style-name="ro1">
          <table:table-cell office:value-type="float" office:value="74605" calcext:value-type="float">
            <text:p>746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4655" calcext:value-type="float">
            <text:p>7465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0</text:p>
          </table:table-cell>
          <table:table-cell table:number-columns-repeated="1017"/>
        </table:table-row>
        <table:table-row table:style-name="ro1">
          <table:table-cell office:value-type="float" office:value="74655" calcext:value-type="float">
            <text:p>746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4918" calcext:value-type="float">
            <text:p>7491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260389936.13" calcext:value-type="float">
            <text:p>260,389,936.13</text:p>
          </table:table-cell>
          <table:table-cell table:number-columns-repeated="1018"/>
        </table:table-row>
        <table:table-row table:style-name="ro1">
          <table:table-cell office:value-type="float" office:value="74918" calcext:value-type="float">
            <text:p>749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5645" calcext:value-type="float">
            <text:p>7564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4-10-2023</text:p>
          </table:table-cell>
          <table:table-cell office:value-type="float" office:value="2403173.06" calcext:value-type="float">
            <text:p>2,403,173.06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75645" calcext:value-type="float">
            <text:p>75645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nie</text:p>
          </table:table-cell>
          <table:table-cell table:number-columns-repeated="4"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75678" calcext:value-type="float">
            <text:p>7567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105938646.12" calcext:value-type="float">
            <text:p>105,938,646.1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75678" calcext:value-type="float">
            <text:p>756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6535" calcext:value-type="float">
            <text:p>7653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76535" calcext:value-type="float">
            <text:p>765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6785" calcext:value-type="float">
            <text:p>7678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21823577.5" calcext:value-type="float">
            <text:p>21,823,577.50</text:p>
          </table:table-cell>
          <table:table-cell table:number-columns-repeated="1018"/>
        </table:table-row>
        <table:table-row table:style-name="ro1">
          <table:table-cell office:value-type="float" office:value="76785" calcext:value-type="float">
            <text:p>767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7941" calcext:value-type="float">
            <text:p>7794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26469819.1" calcext:value-type="float">
            <text:p>26,469,819.1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77941" calcext:value-type="float">
            <text:p>779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8123" calcext:value-type="float">
            <text:p>7812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float" office:value="254834633.66" calcext:value-type="float">
            <text:p>254,834,633.6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78123" calcext:value-type="float">
            <text:p>781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8357" calcext:value-type="float">
            <text:p>7835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426843946.53" calcext:value-type="float">
            <text:p>426,843,946.53</text:p>
          </table:table-cell>
          <table:table-cell table:number-columns-repeated="1018"/>
        </table:table-row>
        <table:table-row table:style-name="ro1">
          <table:table-cell office:value-type="float" office:value="78357" calcext:value-type="float">
            <text:p>783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9632" calcext:value-type="float">
            <text:p>7963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23274807.93" calcext:value-type="float">
            <text:p>23,274,807.93</text:p>
          </table:table-cell>
          <table:table-cell table:number-columns-repeated="1018"/>
        </table:table-row>
        <table:table-row table:style-name="ro1">
          <table:table-cell office:value-type="float" office:value="79632" calcext:value-type="float">
            <text:p>796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9638" calcext:value-type="float">
            <text:p>7963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79638" calcext:value-type="float">
            <text:p>796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9647" calcext:value-type="float">
            <text:p>7964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57729683.23" calcext:value-type="float">
            <text:p>157,729,683.23</text:p>
          </table:table-cell>
          <table:table-cell table:number-columns-repeated="1018"/>
        </table:table-row>
        <table:table-row table:style-name="ro1">
          <table:table-cell office:value-type="float" office:value="79647" calcext:value-type="float">
            <text:p>796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9817" calcext:value-type="float">
            <text:p>7981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254360347.45" calcext:value-type="float">
            <text:p>254,360,347.45</text:p>
          </table:table-cell>
          <table:table-cell table:number-columns-repeated="1018"/>
        </table:table-row>
        <table:table-row table:style-name="ro1">
          <table:table-cell office:value-type="float" office:value="79817" calcext:value-type="float">
            <text:p>798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81435" calcext:value-type="float">
            <text:p>8143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50175962.6" calcext:value-type="float">
            <text:p>50,175,962.60</text:p>
          </table:table-cell>
          <table:table-cell table:number-columns-repeated="1018"/>
        </table:table-row>
        <table:table-row table:style-name="ro1">
          <table:table-cell office:value-type="float" office:value="81435" calcext:value-type="float">
            <text:p>814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82211" calcext:value-type="float">
            <text:p>8221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1196348.17" calcext:value-type="float">
            <text:p>1,196,348.17</text:p>
          </table:table-cell>
          <table:table-cell table:number-columns-repeated="1018"/>
        </table:table-row>
        <table:table-row table:style-name="ro1">
          <table:table-cell office:value-type="float" office:value="82211" calcext:value-type="float">
            <text:p>822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82573" calcext:value-type="float">
            <text:p>8257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82573" calcext:value-type="float">
            <text:p>825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82585" calcext:value-type="float">
            <text:p>8258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82585" calcext:value-type="float">
            <text:p>825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83515" calcext:value-type="float">
            <text:p>8351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2047510.9" calcext:value-type="float">
            <text:p>2,047,510.90</text:p>
          </table:table-cell>
          <table:table-cell office:value-type="string" calcext:value-type="string">
            <text:p>brak danych o głosowaniu, brak danych o dacie walnego</text:p>
          </table:table-cell>
          <table:table-cell table:number-columns-repeated="1017"/>
        </table:table-row>
        <table:table-row table:style-name="ro1">
          <table:table-cell office:value-type="float" office:value="83515" calcext:value-type="float">
            <text:p>835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85177" calcext:value-type="float">
            <text:p>8517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178570568.3" calcext:value-type="float">
            <text:p>178,570,568.3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85177" calcext:value-type="float">
            <text:p>851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85896" calcext:value-type="float">
            <text:p>8589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85896" calcext:value-type="float">
            <text:p>858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87027" calcext:value-type="float">
            <text:p>8702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9872360.42" calcext:value-type="float">
            <text:p>9,872,360.42</text:p>
          </table:table-cell>
          <table:table-cell table:number-columns-repeated="1018"/>
        </table:table-row>
        <table:table-row table:style-name="ro1">
          <table:table-cell office:value-type="float" office:value="87027" calcext:value-type="float">
            <text:p>870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87596" calcext:value-type="float">
            <text:p>8759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285084258.1" calcext:value-type="float">
            <text:p>285,084,258.1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87596" calcext:value-type="float">
            <text:p>875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88696" calcext:value-type="float">
            <text:p>8869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88696" calcext:value-type="float">
            <text:p>886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89055" calcext:value-type="float">
            <text:p>8905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89055" calcext:value-type="float">
            <text:p>890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91326" calcext:value-type="float">
            <text:p>9132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571539.82" calcext:value-type="float">
            <text:p>1,571,539.8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91326" calcext:value-type="float">
            <text:p>913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92686" calcext:value-type="float">
            <text:p>9268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28023.82" calcext:value-type="float">
            <text:p>128,023.82</text:p>
          </table:table-cell>
          <table:table-cell table:number-columns-repeated="1018"/>
        </table:table-row>
        <table:table-row table:style-name="ro1">
          <table:table-cell office:value-type="float" office:value="92686" calcext:value-type="float">
            <text:p>926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92715" calcext:value-type="float">
            <text:p>9271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42084295.39" calcext:value-type="float">
            <text:p>142,084,295.3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92715" calcext:value-type="float">
            <text:p>927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93107" calcext:value-type="float">
            <text:p>9310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688349801.77" calcext:value-type="float">
            <text:p>688,349,801.7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93107" calcext:value-type="float">
            <text:p>9310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93131" calcext:value-type="float">
            <text:p>9313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4720705.02" calcext:value-type="float">
            <text:p>14,720,705.02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93131" calcext:value-type="float">
            <text:p>9313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4</text:p>
          </table:table-cell>
          <table:table-cell office:value-type="float" office:value="14695601.06" calcext:value-type="float">
            <text:p>14,695,601.06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93164" calcext:value-type="float">
            <text:p>9316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93164" calcext:value-type="float">
            <text:p>931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94328" calcext:value-type="float">
            <text:p>9432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94328" calcext:value-type="float">
            <text:p>943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94375" calcext:value-type="float">
            <text:p>9437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94375" calcext:value-type="float">
            <text:p>943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96502" calcext:value-type="float">
            <text:p>9650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18931077.96" calcext:value-type="float">
            <text:p>18,931,077.96</text:p>
          </table:table-cell>
          <table:table-cell table:number-columns-repeated="1018"/>
        </table:table-row>
        <table:table-row table:style-name="ro1">
          <table:table-cell office:value-type="float" office:value="96502" calcext:value-type="float">
            <text:p>965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96735" calcext:value-type="float">
            <text:p>9673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2595447.25" calcext:value-type="float">
            <text:p>2,595,447.25</text:p>
          </table:table-cell>
          <table:table-cell table:number-columns-repeated="1018"/>
        </table:table-row>
        <table:table-row table:style-name="ro1">
          <table:table-cell office:value-type="float" office:value="96735" calcext:value-type="float">
            <text:p>967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96755" calcext:value-type="float">
            <text:p>9675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96755" calcext:value-type="float">
            <text:p>967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96835" calcext:value-type="float">
            <text:p>9683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96835" calcext:value-type="float">
            <text:p>968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96909" calcext:value-type="float">
            <text:p>9690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484890.92" calcext:value-type="float">
            <text:p>2,484,890.92</text:p>
          </table:table-cell>
          <table:table-cell table:number-columns-repeated="1018"/>
        </table:table-row>
        <table:table-row table:style-name="ro1">
          <table:table-cell office:value-type="float" office:value="96909" calcext:value-type="float">
            <text:p>969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97336" calcext:value-type="float">
            <text:p>9733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6318990.22" calcext:value-type="float">
            <text:p>26,318,990.22</text:p>
          </table:table-cell>
          <table:table-cell table:number-columns-repeated="1018"/>
        </table:table-row>
        <table:table-row table:style-name="ro1">
          <table:table-cell office:value-type="float" office:value="97336" calcext:value-type="float">
            <text:p>973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97338" calcext:value-type="float">
            <text:p>9733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8359492" calcext:value-type="float">
            <text:p>18,359,492.00</text:p>
          </table:table-cell>
          <table:table-cell table:number-columns-repeated="1018"/>
        </table:table-row>
        <table:table-row table:style-name="ro1">
          <table:table-cell office:value-type="float" office:value="97338" calcext:value-type="float">
            <text:p>973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99929" calcext:value-type="float">
            <text:p>9992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99929" calcext:value-type="float">
            <text:p>999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99973" calcext:value-type="float">
            <text:p>9997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4-2023</text:p>
          </table:table-cell>
          <table:table-cell office:value-type="float" office:value="3679297.45" calcext:value-type="float">
            <text:p>3,679,297.45</text:p>
          </table:table-cell>
          <table:table-cell table:number-columns-repeated="1018"/>
        </table:table-row>
        <table:table-row table:style-name="ro1">
          <table:table-cell office:value-type="float" office:value="99973" calcext:value-type="float">
            <text:p>999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00309" calcext:value-type="float">
            <text:p>10030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float" office:value="1773530.91" calcext:value-type="float">
            <text:p>1,773,530.91</text:p>
          </table:table-cell>
          <table:table-cell table:number-columns-repeated="1018"/>
        </table:table-row>
        <table:table-row table:style-name="ro1">
          <table:table-cell office:value-type="float" office:value="100309" calcext:value-type="float">
            <text:p>1003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02054" calcext:value-type="float">
            <text:p>10205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02054" calcext:value-type="float">
            <text:p>1020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02858" calcext:value-type="float">
            <text:p>10285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float" office:value="1099605.22" calcext:value-type="float">
            <text:p>1,099,605.2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2858" calcext:value-type="float">
            <text:p>1028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03440" calcext:value-type="float">
            <text:p>10344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03440" calcext:value-type="float">
            <text:p>1034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03775" calcext:value-type="float">
            <text:p>10377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03775" calcext:value-type="float">
            <text:p>1037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04012" calcext:value-type="float">
            <text:p>10401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04012" calcext:value-type="float">
            <text:p>10401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04183" calcext:value-type="float">
            <text:p>10418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7939923.36" calcext:value-type="float">
            <text:p>7,939,923.3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4183" calcext:value-type="float">
            <text:p>1041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06260" calcext:value-type="float">
            <text:p>10626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/>
          <table:table-cell office:value-type="float" office:value="83818248.36" calcext:value-type="float">
            <text:p>83,818,248.36</text:p>
          </table:table-cell>
          <table:table-cell table:number-columns-repeated="1018"/>
        </table:table-row>
        <table:table-row table:style-name="ro1">
          <table:table-cell office:value-type="float" office:value="106260" calcext:value-type="float">
            <text:p>10626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06408" calcext:value-type="float">
            <text:p>10640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13470150.43" calcext:value-type="float">
            <text:p>13,470,150.4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6408" calcext:value-type="float">
            <text:p>10640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06794" calcext:value-type="float">
            <text:p>10679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3224672.59" calcext:value-type="float">
            <text:p>3,224,672.59</text:p>
          </table:table-cell>
          <table:table-cell table:number-columns-repeated="1018"/>
        </table:table-row>
        <table:table-row table:style-name="ro1">
          <table:table-cell office:value-type="float" office:value="106794" calcext:value-type="float">
            <text:p>1067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07113" calcext:value-type="float">
            <text:p>10711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917384.45" calcext:value-type="float">
            <text:p>917,384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7113" calcext:value-type="float">
            <text:p>1071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07963" calcext:value-type="float">
            <text:p>10796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07963" calcext:value-type="float">
            <text:p>1079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08125" calcext:value-type="float">
            <text:p>10812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570364258.06" calcext:value-type="float">
            <text:p>570,364,258.0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8125" calcext:value-type="float">
            <text:p>10812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09342" calcext:value-type="float">
            <text:p>10934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7-2023</text:p>
          </table:table-cell>
          <table:table-cell office:value-type="float" office:value="12662147.62" calcext:value-type="float">
            <text:p>12,662,147.62</text:p>
          </table:table-cell>
          <table:table-cell table:number-columns-repeated="1018"/>
        </table:table-row>
        <table:table-row table:style-name="ro1">
          <table:table-cell office:value-type="float" office:value="109342" calcext:value-type="float">
            <text:p>10934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10096" calcext:value-type="float">
            <text:p>11009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8902110.79" calcext:value-type="float">
            <text:p>18,902,110.79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110096" calcext:value-type="float">
            <text:p>110096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nie</text:p>
          </table:table-cell>
          <table:table-cell table:number-columns-repeated="4"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112158" calcext:value-type="float">
            <text:p>112158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1905149.85" calcext:value-type="float">
            <text:p>11,905,149.85</text:p>
          </table:table-cell>
          <table:table-cell table:number-columns-repeated="1018"/>
        </table:table-row>
        <table:table-row table:style-name="ro1">
          <table:table-cell office:value-type="float" office:value="112158" calcext:value-type="float">
            <text:p>1121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14194" calcext:value-type="float">
            <text:p>11419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7529006.05" calcext:value-type="float">
            <text:p>7,529,006.05</text:p>
          </table:table-cell>
          <table:table-cell table:number-columns-repeated="1018"/>
        </table:table-row>
        <table:table-row table:style-name="ro1">
          <table:table-cell office:value-type="float" office:value="114194" calcext:value-type="float">
            <text:p>1141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14376" calcext:value-type="float">
            <text:p>11437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4569393.83" calcext:value-type="float">
            <text:p>4,569,393.83</text:p>
          </table:table-cell>
          <table:table-cell table:number-columns-repeated="1018"/>
        </table:table-row>
        <table:table-row table:style-name="ro1">
          <table:table-cell office:value-type="float" office:value="114376" calcext:value-type="float">
            <text:p>11437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14463" calcext:value-type="float">
            <text:p>11446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14463" calcext:value-type="float">
            <text:p>1144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14687" calcext:value-type="float">
            <text:p>11468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14687" calcext:value-type="float">
            <text:p>1146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14901" calcext:value-type="float">
            <text:p>11490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14901" calcext:value-type="float">
            <text:p>1149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15183" calcext:value-type="float">
            <text:p>11518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319208.07" calcext:value-type="float">
            <text:p>319,208.07</text:p>
          </table:table-cell>
          <table:table-cell table:number-columns-repeated="1018"/>
        </table:table-row>
        <table:table-row table:style-name="ro1">
          <table:table-cell office:value-type="float" office:value="115183" calcext:value-type="float">
            <text:p>1151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15755" calcext:value-type="float">
            <text:p>11575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15755" calcext:value-type="float">
            <text:p>1157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17882" calcext:value-type="float">
            <text:p>11788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17882" calcext:value-type="float">
            <text:p>1178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19513" calcext:value-type="float">
            <text:p>11951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4-2023</text:p>
          </table:table-cell>
          <table:table-cell office:value-type="float" office:value="1012059.58" calcext:value-type="float">
            <text:p>1,012,059.58</text:p>
          </table:table-cell>
          <table:table-cell office:value-type="string" calcext:value-type="string">
            <text:p>pomimo, ze odrzucono uchwale to weszla w zycie</text:p>
          </table:table-cell>
          <table:table-cell table:number-columns-repeated="1017"/>
        </table:table-row>
        <table:table-row table:style-name="ro1">
          <table:table-cell office:value-type="float" office:value="119513" calcext:value-type="float">
            <text:p>1195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0644" calcext:value-type="float">
            <text:p>12064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20644" calcext:value-type="float">
            <text:p>1206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1120" calcext:value-type="float">
            <text:p>12112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21120" calcext:value-type="float">
            <text:p>1211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1786" calcext:value-type="float">
            <text:p>12178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21786" calcext:value-type="float">
            <text:p>1217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1880" calcext:value-type="float">
            <text:p>12188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5493074.66" calcext:value-type="float">
            <text:p>5,493,074.66</text:p>
          </table:table-cell>
          <table:table-cell office:value-type="string" calcext:value-type="string">
            <text:p>brak daty walnego. wpisana daty dodania dokumentu do krs</text:p>
          </table:table-cell>
          <table:table-cell table:number-columns-repeated="1017"/>
        </table:table-row>
        <table:table-row table:style-name="ro1">
          <table:table-cell office:value-type="float" office:value="121880" calcext:value-type="float">
            <text:p>1218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1907" calcext:value-type="float">
            <text:p>12190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21907" calcext:value-type="float">
            <text:p>12190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1917" calcext:value-type="float">
            <text:p>12191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21917" calcext:value-type="float">
            <text:p>1219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2197" calcext:value-type="float">
            <text:p>12219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22197" calcext:value-type="float">
            <text:p>1221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2259" calcext:value-type="float">
            <text:p>12225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1521600.94" calcext:value-type="float">
            <text:p>1,521,600.94</text:p>
          </table:table-cell>
          <table:table-cell table:number-columns-repeated="1018"/>
        </table:table-row>
        <table:table-row table:style-name="ro1">
          <table:table-cell office:value-type="float" office:value="122259" calcext:value-type="float">
            <text:p>1222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2732" calcext:value-type="float">
            <text:p>12273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553435224.64" calcext:value-type="float">
            <text:p>553,435,224.64</text:p>
          </table:table-cell>
          <table:table-cell table:number-columns-repeated="1018"/>
        </table:table-row>
        <table:table-row table:style-name="ro1">
          <table:table-cell office:value-type="float" office:value="122732" calcext:value-type="float">
            <text:p>1227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3006" calcext:value-type="float">
            <text:p>12300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23006" calcext:value-type="float">
            <text:p>1230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table:style-name="ce6" office:value-type="float" office:value="125168" calcext:value-type="float">
            <text:p>12516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33394805.75" calcext:value-type="float">
            <text:p>33,394,805.75</text:p>
          </table:table-cell>
          <table:table-cell table:number-columns-repeated="1018"/>
        </table:table-row>
        <table:table-row table:style-name="ro1">
          <table:table-cell table:style-name="ce6" office:value-type="float" office:value="125168" calcext:value-type="float">
            <text:p>1251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5278" calcext:value-type="float">
            <text:p>12527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25278" calcext:value-type="float">
            <text:p>1252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5709" calcext:value-type="float">
            <text:p>12570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5-2023</text:p>
          </table:table-cell>
          <table:table-cell office:value-type="float" office:value="18887026" calcext:value-type="float">
            <text:p>18,887,026.00</text:p>
          </table:table-cell>
          <table:table-cell table:number-columns-repeated="1018"/>
        </table:table-row>
        <table:table-row table:style-name="ro1">
          <table:table-cell office:value-type="float" office:value="125709" calcext:value-type="float">
            <text:p>1257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5721" calcext:value-type="float">
            <text:p>12572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25721" calcext:value-type="float">
            <text:p>1257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5887" calcext:value-type="float">
            <text:p>12588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406723.25" calcext:value-type="float">
            <text:p>406,723.2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5887" calcext:value-type="float">
            <text:p>1258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6396" calcext:value-type="float">
            <text:p>12639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67307594.45" calcext:value-type="float">
            <text:p>67,307,594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6396" calcext:value-type="float">
            <text:p>1263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6579" calcext:value-type="float">
            <text:p>12657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26579" calcext:value-type="float">
            <text:p>1265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6601" calcext:value-type="float">
            <text:p>12660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51842371.74" calcext:value-type="float">
            <text:p>151,842,371.7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6601" calcext:value-type="float">
            <text:p>1266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6635" calcext:value-type="float">
            <text:p>12663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26635" calcext:value-type="float">
            <text:p>1266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6781" calcext:value-type="float">
            <text:p>12678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5819709.7" calcext:value-type="float">
            <text:p>5,819,709.70</text:p>
          </table:table-cell>
          <table:table-cell table:number-columns-repeated="1018"/>
        </table:table-row>
        <table:table-row table:style-name="ro1">
          <table:table-cell office:value-type="float" office:value="126781" calcext:value-type="float">
            <text:p>1267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7229" calcext:value-type="float">
            <text:p>12722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27229" calcext:value-type="float">
            <text:p>1272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7874" calcext:value-type="float">
            <text:p>12787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27874" calcext:value-type="float">
            <text:p>12787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7982" calcext:value-type="float">
            <text:p>12798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6903936.63" calcext:value-type="float">
            <text:p>6,903,936.6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7982" calcext:value-type="float">
            <text:p>1279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8003" calcext:value-type="float">
            <text:p>12800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28003" calcext:value-type="float">
            <text:p>12800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8119" calcext:value-type="float">
            <text:p>12811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9562248.07" calcext:value-type="float">
            <text:p>9,562,248.07</text:p>
          </table:table-cell>
          <table:table-cell table:number-columns-repeated="1018"/>
        </table:table-row>
        <table:table-row table:style-name="ro1">
          <table:table-cell office:value-type="float" office:value="128119" calcext:value-type="float">
            <text:p>1281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8282" calcext:value-type="float">
            <text:p>12828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9913775.58" calcext:value-type="float">
            <text:p>9,913,775.58</text:p>
          </table:table-cell>
          <table:table-cell table:number-columns-repeated="1018"/>
        </table:table-row>
        <table:table-row table:style-name="ro1">
          <table:table-cell office:value-type="float" office:value="128282" calcext:value-type="float">
            <text:p>1282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9411" calcext:value-type="float">
            <text:p>12941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8379360.23" calcext:value-type="float">
            <text:p>8,379,360.2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9411" calcext:value-type="float">
            <text:p>1294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29866" calcext:value-type="float">
            <text:p>12986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4-2023</text:p>
          </table:table-cell>
          <table:table-cell office:value-type="float" office:value="7902439.39" calcext:value-type="float">
            <text:p>7,902,439.3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9866" calcext:value-type="float">
            <text:p>1298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table:style-name="ce6" office:value-type="float" office:value="131267" calcext:value-type="float">
            <text:p>13126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5348678.1" calcext:value-type="float">
            <text:p>5,348,678.1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table:style-name="ce6" office:value-type="float" office:value="131267" calcext:value-type="float">
            <text:p>1312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1359" calcext:value-type="float">
            <text:p>13135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31359" calcext:value-type="float">
            <text:p>1313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1429" calcext:value-type="float">
            <text:p>13142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98886615.12" calcext:value-type="float">
            <text:p>98,886,615.1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31429" calcext:value-type="float">
            <text:p>1314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1744" calcext:value-type="float">
            <text:p>13174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16434759.29" calcext:value-type="float">
            <text:p>16,434,759.2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31744" calcext:value-type="float">
            <text:p>1317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2117" calcext:value-type="float">
            <text:p>13211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8571969.64" calcext:value-type="float">
            <text:p>8,571,969.64</text:p>
          </table:table-cell>
          <table:table-cell table:number-columns-repeated="1018"/>
        </table:table-row>
        <table:table-row table:style-name="ro1">
          <table:table-cell office:value-type="float" office:value="132117" calcext:value-type="float">
            <text:p>1321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2608" calcext:value-type="float">
            <text:p>13260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841304.05" calcext:value-type="float">
            <text:p>841,304.05</text:p>
          </table:table-cell>
          <table:table-cell table:number-columns-repeated="1018"/>
        </table:table-row>
        <table:table-row table:style-name="ro1">
          <table:table-cell office:value-type="float" office:value="132608" calcext:value-type="float">
            <text:p>13260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2639" calcext:value-type="float">
            <text:p>13263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32639" calcext:value-type="float">
            <text:p>13263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2915" calcext:value-type="float">
            <text:p>13291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4897022.77" calcext:value-type="float">
            <text:p>4,897,022.77</text:p>
          </table:table-cell>
          <table:table-cell table:number-columns-repeated="1018"/>
        </table:table-row>
        <table:table-row table:style-name="ro1">
          <table:table-cell office:value-type="float" office:value="132915" calcext:value-type="float">
            <text:p>1329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3293" calcext:value-type="float">
            <text:p>13329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1165153.2" calcext:value-type="float">
            <text:p>1,165,153.2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33293" calcext:value-type="float">
            <text:p>1332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4238" calcext:value-type="float">
            <text:p>13423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31173462.78" calcext:value-type="float">
            <text:p>31,173,462.7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34238" calcext:value-type="float">
            <text:p>1342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4688" calcext:value-type="float">
            <text:p>13468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113466962.63" calcext:value-type="float">
            <text:p>113,466,962.6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34688" calcext:value-type="float">
            <text:p>1346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5181" calcext:value-type="float">
            <text:p>13518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5-2023</text:p>
          </table:table-cell>
          <table:table-cell office:value-type="float" office:value="34639575.62" calcext:value-type="float">
            <text:p>34,639,575.6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35181" calcext:value-type="float">
            <text:p>13518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5193" calcext:value-type="float">
            <text:p>13519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35193" calcext:value-type="float">
            <text:p>1351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6428" calcext:value-type="float">
            <text:p>13642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191667.63" calcext:value-type="float">
            <text:p>191,667.63</text:p>
          </table:table-cell>
          <table:table-cell table:number-columns-repeated="1018"/>
        </table:table-row>
        <table:table-row table:style-name="ro1">
          <table:table-cell office:value-type="float" office:value="136428" calcext:value-type="float">
            <text:p>1364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6746" calcext:value-type="float">
            <text:p>13674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36746" calcext:value-type="float">
            <text:p>1367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6920" calcext:value-type="float">
            <text:p>13692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36920" calcext:value-type="float">
            <text:p>1369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7751" calcext:value-type="float">
            <text:p>13775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9925220.13" calcext:value-type="float">
            <text:p>29,925,220.13</text:p>
          </table:table-cell>
          <table:table-cell table:number-columns-repeated="1018"/>
        </table:table-row>
        <table:table-row table:style-name="ro1">
          <table:table-cell office:value-type="float" office:value="137751" calcext:value-type="float">
            <text:p>13775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table:style-name="ce6" office:value-type="float" office:value="138601" calcext:value-type="float">
            <text:p>13860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22142701.82" calcext:value-type="float">
            <text:p>22,142,701.82</text:p>
          </table:table-cell>
          <table:table-cell table:number-columns-repeated="1018"/>
        </table:table-row>
        <table:table-row table:style-name="ro1">
          <table:table-cell table:style-name="ce6" office:value-type="float" office:value="138601" calcext:value-type="float">
            <text:p>1386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8640" calcext:value-type="float">
            <text:p>13864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38640" calcext:value-type="float">
            <text:p>1386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8706" calcext:value-type="float">
            <text:p>13870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38706" calcext:value-type="float">
            <text:p>1387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39246" calcext:value-type="float">
            <text:p>13924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39246" calcext:value-type="float">
            <text:p>1392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0777" calcext:value-type="float">
            <text:p>14077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40777" calcext:value-type="float">
            <text:p>1407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0985" calcext:value-type="float">
            <text:p>14098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34575387.38" calcext:value-type="float">
            <text:p>34,575,387.38</text:p>
          </table:table-cell>
          <table:table-cell table:number-columns-repeated="1018"/>
        </table:table-row>
        <table:table-row table:style-name="ro1">
          <table:table-cell office:value-type="float" office:value="140985" calcext:value-type="float">
            <text:p>1409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1038" calcext:value-type="float">
            <text:p>14103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89697216.54" calcext:value-type="float">
            <text:p>89,697,216.5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1038" calcext:value-type="float">
            <text:p>1410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1257" calcext:value-type="float">
            <text:p>14125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75096533.44" calcext:value-type="float">
            <text:p>75,096,533.44</text:p>
          </table:table-cell>
          <table:table-cell table:number-columns-repeated="1018"/>
        </table:table-row>
        <table:table-row table:style-name="ro1">
          <table:table-cell office:value-type="float" office:value="141257" calcext:value-type="float">
            <text:p>1412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1739" calcext:value-type="float">
            <text:p>14173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41739" calcext:value-type="float">
            <text:p>14173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2034" calcext:value-type="float">
            <text:p>14203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246511.77" calcext:value-type="float">
            <text:p>2,246,511.7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2034" calcext:value-type="float">
            <text:p>1420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2067" calcext:value-type="float">
            <text:p>14206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42067" calcext:value-type="float">
            <text:p>1420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2687" calcext:value-type="float">
            <text:p>14268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42687" calcext:value-type="float">
            <text:p>1426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2762" calcext:value-type="float">
            <text:p>14276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float" office:value="35263206.79" calcext:value-type="float">
            <text:p>35,263,206.79</text:p>
          </table:table-cell>
          <table:table-cell table:number-columns-repeated="1018"/>
        </table:table-row>
        <table:table-row table:style-name="ro1">
          <table:table-cell office:value-type="float" office:value="142762" calcext:value-type="float">
            <text:p>1427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2843" calcext:value-type="float">
            <text:p>14284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3075475.2" calcext:value-type="float">
            <text:p>3,075,475.20</text:p>
          </table:table-cell>
          <table:table-cell table:number-columns-repeated="1018"/>
        </table:table-row>
        <table:table-row table:style-name="ro1">
          <table:table-cell office:value-type="float" office:value="142843" calcext:value-type="float">
            <text:p>14284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2891" calcext:value-type="float">
            <text:p>14289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15192889.59" calcext:value-type="float">
            <text:p>15,192,889.5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2891" calcext:value-type="float">
            <text:p>1428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3268" calcext:value-type="float">
            <text:p>14326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33305377.45" calcext:value-type="float">
            <text:p>33,305,377.45</text:p>
          </table:table-cell>
          <table:table-cell table:number-columns-repeated="1018"/>
        </table:table-row>
        <table:table-row table:style-name="ro1">
          <table:table-cell office:value-type="float" office:value="143268" calcext:value-type="float">
            <text:p>1432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3704" calcext:value-type="float">
            <text:p>14370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43704" calcext:value-type="float">
            <text:p>1437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3767" calcext:value-type="float">
            <text:p>14376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2029790.99" calcext:value-type="float">
            <text:p>12,029,790.9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3767" calcext:value-type="float">
            <text:p>1437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3827" calcext:value-type="float">
            <text:p>14382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43827" calcext:value-type="float">
            <text:p>1438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4446" calcext:value-type="float">
            <text:p>14444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59586844.71" calcext:value-type="float">
            <text:p>59,586,844.7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4446" calcext:value-type="float">
            <text:p>1444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4869" calcext:value-type="float">
            <text:p>14486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14177273.74" calcext:value-type="float">
            <text:p>114,177,273.7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4869" calcext:value-type="float">
            <text:p>14486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5440" calcext:value-type="float">
            <text:p>14544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45440" calcext:value-type="float">
            <text:p>1454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5834" calcext:value-type="float">
            <text:p>1458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7297392.68" calcext:value-type="float">
            <text:p>17,297,392.68</text:p>
          </table:table-cell>
          <table:table-cell table:number-columns-repeated="1018"/>
        </table:table-row>
        <table:table-row table:style-name="ro1">
          <table:table-cell office:value-type="float" office:value="145834" calcext:value-type="float">
            <text:p>1458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7336" calcext:value-type="float">
            <text:p>14733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47336" calcext:value-type="float">
            <text:p>1473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7363" calcext:value-type="float">
            <text:p>14736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47363" calcext:value-type="float">
            <text:p>1473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7432" calcext:value-type="float">
            <text:p>14743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44247.39" calcext:value-type="float">
            <text:p>244,247.39</text:p>
          </table:table-cell>
          <table:table-cell table:number-columns-repeated="1018"/>
        </table:table-row>
        <table:table-row table:style-name="ro1">
          <table:table-cell office:value-type="float" office:value="147432" calcext:value-type="float">
            <text:p>1474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8044" calcext:value-type="float">
            <text:p>14804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1510469.62" calcext:value-type="float">
            <text:p>21,510,469.62</text:p>
          </table:table-cell>
          <table:table-cell table:number-columns-repeated="1018"/>
        </table:table-row>
        <table:table-row table:style-name="ro1">
          <table:table-cell office:value-type="float" office:value="148044" calcext:value-type="float">
            <text:p>1480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8127" calcext:value-type="float">
            <text:p>14812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48127" calcext:value-type="float">
            <text:p>1481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8675" calcext:value-type="float">
            <text:p>14867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19962835" calcext:value-type="float">
            <text:p>19,962,835.00</text:p>
          </table:table-cell>
          <table:table-cell table:number-columns-repeated="1018"/>
        </table:table-row>
        <table:table-row table:style-name="ro1">
          <table:table-cell office:value-type="float" office:value="148675" calcext:value-type="float">
            <text:p>1486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8702" calcext:value-type="float">
            <text:p>14870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4564878.93" calcext:value-type="float">
            <text:p>14,564,878.93</text:p>
          </table:table-cell>
          <table:table-cell table:number-columns-repeated="1018"/>
        </table:table-row>
        <table:table-row table:style-name="ro1">
          <table:table-cell office:value-type="float" office:value="148702" calcext:value-type="float">
            <text:p>1487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9486" calcext:value-type="float">
            <text:p>14948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1391701.07" calcext:value-type="float">
            <text:p>11,391,701.07</text:p>
          </table:table-cell>
          <table:table-cell table:number-columns-repeated="1018"/>
        </table:table-row>
        <table:table-row table:style-name="ro1">
          <table:table-cell office:value-type="float" office:value="149486" calcext:value-type="float">
            <text:p>1494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9618" calcext:value-type="float">
            <text:p>14961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72458402.99" calcext:value-type="float">
            <text:p>72,458,402.99</text:p>
          </table:table-cell>
          <table:table-cell office:value-type="string" calcext:value-type="string">
            <text:p>akt notarialny</text:p>
          </table:table-cell>
          <table:table-cell table:number-columns-repeated="1017"/>
        </table:table-row>
        <table:table-row table:style-name="ro1">
          <table:table-cell office:value-type="float" office:value="149618" calcext:value-type="float">
            <text:p>1496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49677" calcext:value-type="float">
            <text:p>14967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49677" calcext:value-type="float">
            <text:p>1496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0153" calcext:value-type="float">
            <text:p>15015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4377284.84" calcext:value-type="float">
            <text:p>24,377,284.84</text:p>
          </table:table-cell>
          <table:table-cell table:number-columns-repeated="1018"/>
        </table:table-row>
        <table:table-row table:style-name="ro1">
          <table:table-cell office:value-type="float" office:value="150153" calcext:value-type="float">
            <text:p>1501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0178" calcext:value-type="float">
            <text:p>15017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50178" calcext:value-type="float">
            <text:p>1501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0261" calcext:value-type="float">
            <text:p>15026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9-2023</text:p>
          </table:table-cell>
          <table:table-cell office:value-type="float" office:value="1737696.28" calcext:value-type="float">
            <text:p>1,737,696.28</text:p>
          </table:table-cell>
          <table:table-cell table:number-columns-repeated="1018"/>
        </table:table-row>
        <table:table-row table:style-name="ro1">
          <table:table-cell office:value-type="float" office:value="150261" calcext:value-type="float">
            <text:p>15026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0863" calcext:value-type="float">
            <text:p>15086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50863" calcext:value-type="float">
            <text:p>1508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1747" calcext:value-type="float">
            <text:p>15174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51747" calcext:value-type="float">
            <text:p>1517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1841" calcext:value-type="float">
            <text:p>15184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309922.16" calcext:value-type="float">
            <text:p>1,309,922.16</text:p>
          </table:table-cell>
          <table:table-cell table:number-columns-repeated="1018"/>
        </table:table-row>
        <table:table-row table:style-name="ro1">
          <table:table-cell office:value-type="float" office:value="151841" calcext:value-type="float">
            <text:p>1518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1848" calcext:value-type="float">
            <text:p>15184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12898895.14" calcext:value-type="float">
            <text:p>12,898,895.14</text:p>
          </table:table-cell>
          <table:table-cell table:number-columns-repeated="1018"/>
        </table:table-row>
        <table:table-row table:style-name="ro1">
          <table:table-cell office:value-type="float" office:value="151848" calcext:value-type="float">
            <text:p>15184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2088" calcext:value-type="float">
            <text:p>15208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13998934.03" calcext:value-type="float">
            <text:p>13,998,934.0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2088" calcext:value-type="float">
            <text:p>1520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3351" calcext:value-type="float">
            <text:p>15335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53351" calcext:value-type="float">
            <text:p>15335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3934" calcext:value-type="float">
            <text:p>1539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4528449.53" calcext:value-type="float">
            <text:p>24,528,449.53</text:p>
          </table:table-cell>
          <table:table-cell table:number-columns-repeated="1018"/>
        </table:table-row>
        <table:table-row table:style-name="ro1">
          <table:table-cell office:value-type="float" office:value="153934" calcext:value-type="float">
            <text:p>1539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4131" calcext:value-type="float">
            <text:p>15413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861569" calcext:value-type="float">
            <text:p>1,861,569.00</text:p>
          </table:table-cell>
          <table:table-cell table:number-columns-repeated="1018"/>
        </table:table-row>
        <table:table-row table:style-name="ro1">
          <table:table-cell office:value-type="float" office:value="154131" calcext:value-type="float">
            <text:p>15413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4140" calcext:value-type="float">
            <text:p>15414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54140" calcext:value-type="float">
            <text:p>1541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4472" calcext:value-type="float">
            <text:p>15447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409956.57" calcext:value-type="float">
            <text:p>1,409,956.57</text:p>
          </table:table-cell>
          <table:table-cell table:number-columns-repeated="1018"/>
        </table:table-row>
        <table:table-row table:style-name="ro1">
          <table:table-cell office:value-type="float" office:value="154472" calcext:value-type="float">
            <text:p>15447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4550" calcext:value-type="float">
            <text:p>15455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54550" calcext:value-type="float">
            <text:p>1545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5293" calcext:value-type="float">
            <text:p>15529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0566972.76" calcext:value-type="float">
            <text:p>10,566,972.7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5293" calcext:value-type="float">
            <text:p>1552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6877" calcext:value-type="float">
            <text:p>15687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56877" calcext:value-type="float">
            <text:p>1568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7204" calcext:value-type="float">
            <text:p>15720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6378035.34" calcext:value-type="float">
            <text:p>6,378,035.3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7204" calcext:value-type="float">
            <text:p>1572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7453" calcext:value-type="float">
            <text:p>15745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57453" calcext:value-type="float">
            <text:p>1574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7587" calcext:value-type="float">
            <text:p>15758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57587" calcext:value-type="float">
            <text:p>15758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7588" calcext:value-type="float">
            <text:p>15758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57588" calcext:value-type="float">
            <text:p>1575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7590" calcext:value-type="float">
            <text:p>15759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130400.01" calcext:value-type="float">
            <text:p>3,130,400.0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7590" calcext:value-type="float">
            <text:p>1575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7626" calcext:value-type="float">
            <text:p>15762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57626" calcext:value-type="float">
            <text:p>1576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7973" calcext:value-type="float">
            <text:p>15797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57973" calcext:value-type="float">
            <text:p>1579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8188" calcext:value-type="float">
            <text:p>15818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1610346.43" calcext:value-type="float">
            <text:p>1,610,346.43</text:p>
          </table:table-cell>
          <table:table-cell table:number-columns-repeated="1018"/>
        </table:table-row>
        <table:table-row table:style-name="ro1">
          <table:table-cell office:value-type="float" office:value="158188" calcext:value-type="float">
            <text:p>15818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8200" calcext:value-type="float">
            <text:p>15820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034078.28" calcext:value-type="float">
            <text:p>1,034,078.28</text:p>
          </table:table-cell>
          <table:table-cell table:number-columns-repeated="1018"/>
        </table:table-row>
        <table:table-row table:style-name="ro1">
          <table:table-cell office:value-type="float" office:value="158200" calcext:value-type="float">
            <text:p>15820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8329" calcext:value-type="float">
            <text:p>15832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323140.56" calcext:value-type="float">
            <text:p>2,323,140.56</text:p>
          </table:table-cell>
          <table:table-cell table:number-columns-repeated="1018"/>
        </table:table-row>
        <table:table-row table:style-name="ro1">
          <table:table-cell office:value-type="float" office:value="158329" calcext:value-type="float">
            <text:p>1583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8554" calcext:value-type="float">
            <text:p>15855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676763.32" calcext:value-type="float">
            <text:p>2,676,763.3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8554" calcext:value-type="float">
            <text:p>1585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9859" calcext:value-type="float">
            <text:p>15985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6-2023</text:p>
          </table:table-cell>
          <table:table-cell office:value-type="float" office:value="72939309.22" calcext:value-type="float">
            <text:p>72,939,309.22</text:p>
          </table:table-cell>
          <table:table-cell table:number-columns-repeated="1018"/>
        </table:table-row>
        <table:table-row table:style-name="ro1">
          <table:table-cell office:value-type="float" office:value="159859" calcext:value-type="float">
            <text:p>1598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59883" calcext:value-type="float">
            <text:p>15988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5780273.22" calcext:value-type="float">
            <text:p>5,780,273.22</text:p>
          </table:table-cell>
          <table:table-cell table:number-columns-repeated="1018"/>
        </table:table-row>
        <table:table-row table:style-name="ro1">
          <table:table-cell office:value-type="float" office:value="159883" calcext:value-type="float">
            <text:p>1598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60434" calcext:value-type="float">
            <text:p>16043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8145698.78" calcext:value-type="float">
            <text:p>8,145,698.7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60434" calcext:value-type="float">
            <text:p>1604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60575" calcext:value-type="float">
            <text:p>16057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60575" calcext:value-type="float">
            <text:p>16057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61994" calcext:value-type="float">
            <text:p>16199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435519.78" calcext:value-type="float">
            <text:p>435,519.78</text:p>
          </table:table-cell>
          <table:table-cell table:number-columns-repeated="1018"/>
        </table:table-row>
        <table:table-row table:style-name="ro1">
          <table:table-cell office:value-type="float" office:value="161994" calcext:value-type="float">
            <text:p>1619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62398" calcext:value-type="float">
            <text:p>16239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62398" calcext:value-type="float">
            <text:p>1623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62550" calcext:value-type="float">
            <text:p>16255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3-2023</text:p>
          </table:table-cell>
          <table:table-cell office:value-type="float" office:value="71826866.11" calcext:value-type="float">
            <text:p>71,826,866.11</text:p>
          </table:table-cell>
          <table:table-cell table:number-columns-repeated="1018"/>
        </table:table-row>
        <table:table-row table:style-name="ro1">
          <table:table-cell office:value-type="float" office:value="162550" calcext:value-type="float">
            <text:p>1625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62820" calcext:value-type="float">
            <text:p>16282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1621859" calcext:value-type="float">
            <text:p>1,621,859.00</text:p>
          </table:table-cell>
          <table:table-cell table:number-columns-repeated="1018"/>
        </table:table-row>
        <table:table-row table:style-name="ro1">
          <table:table-cell office:value-type="float" office:value="162820" calcext:value-type="float">
            <text:p>1628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62967" calcext:value-type="float">
            <text:p>16296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894026.47" calcext:value-type="float">
            <text:p>2,894,026.47</text:p>
          </table:table-cell>
          <table:table-cell table:number-columns-repeated="1018"/>
        </table:table-row>
        <table:table-row table:style-name="ro1">
          <table:table-cell office:value-type="float" office:value="162967" calcext:value-type="float">
            <text:p>16296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63711" calcext:value-type="float">
            <text:p>16371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1948172.95" calcext:value-type="float">
            <text:p>1,948,172.95</text:p>
          </table:table-cell>
          <table:table-cell table:number-columns-repeated="1018"/>
        </table:table-row>
        <table:table-row table:style-name="ro1">
          <table:table-cell office:value-type="float" office:value="163711" calcext:value-type="float">
            <text:p>16371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65306" calcext:value-type="float">
            <text:p>16530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5871839.4" calcext:value-type="float">
            <text:p>5,871,839.4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65306" calcext:value-type="float">
            <text:p>1653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65549" calcext:value-type="float">
            <text:p>16554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65549" calcext:value-type="float">
            <text:p>1655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65604" calcext:value-type="float">
            <text:p>16560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float" office:value="265865.75" calcext:value-type="float">
            <text:p>265,865.75</text:p>
          </table:table-cell>
          <table:table-cell table:number-columns-repeated="1018"/>
        </table:table-row>
        <table:table-row table:style-name="ro1">
          <table:table-cell office:value-type="float" office:value="165604" calcext:value-type="float">
            <text:p>1656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65653" calcext:value-type="float">
            <text:p>16565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33567.23" calcext:value-type="float">
            <text:p>233,567.23</text:p>
          </table:table-cell>
          <table:table-cell table:number-columns-repeated="1018"/>
        </table:table-row>
        <table:table-row table:style-name="ro1">
          <table:table-cell office:value-type="float" office:value="165653" calcext:value-type="float">
            <text:p>1656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68017" calcext:value-type="float">
            <text:p>16801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68017" calcext:value-type="float">
            <text:p>16801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69592" calcext:value-type="float">
            <text:p>16959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24262693.47" calcext:value-type="float">
            <text:p>24,262,693.47</text:p>
          </table:table-cell>
          <table:table-cell table:number-columns-repeated="1018"/>
        </table:table-row>
        <table:table-row table:style-name="ro1">
          <table:table-cell office:value-type="float" office:value="169592" calcext:value-type="float">
            <text:p>1695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69630" calcext:value-type="float">
            <text:p>16963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9550370.02" calcext:value-type="float">
            <text:p>39,550,370.0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69630" calcext:value-type="float">
            <text:p>1696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0015" calcext:value-type="float">
            <text:p>17001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70015" calcext:value-type="float">
            <text:p>1700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0054" calcext:value-type="float">
            <text:p>17005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70054" calcext:value-type="float">
            <text:p>1700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0979" calcext:value-type="float">
            <text:p>17097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0754717.14" calcext:value-type="float">
            <text:p>10,754,717.14</text:p>
          </table:table-cell>
          <table:table-cell table:number-columns-repeated="1018"/>
        </table:table-row>
        <table:table-row table:style-name="ro1">
          <table:table-cell office:value-type="float" office:value="170979" calcext:value-type="float">
            <text:p>1709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1313" calcext:value-type="float">
            <text:p>17131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71313" calcext:value-type="float">
            <text:p>1713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1797" calcext:value-type="float">
            <text:p>17179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2049516.55" calcext:value-type="float">
            <text:p>2,049,516.5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1797" calcext:value-type="float">
            <text:p>1717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2373" calcext:value-type="float">
            <text:p>17237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72373" calcext:value-type="float">
            <text:p>1723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2558" calcext:value-type="float">
            <text:p>17255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9296114.68" calcext:value-type="float">
            <text:p>9,296,114.68</text:p>
          </table:table-cell>
          <table:table-cell table:number-columns-repeated="1018"/>
        </table:table-row>
        <table:table-row table:style-name="ro1">
          <table:table-cell office:value-type="float" office:value="172558" calcext:value-type="float">
            <text:p>1725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2884" calcext:value-type="float">
            <text:p>17288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6158615.15" calcext:value-type="float">
            <text:p>6,158,615.15</text:p>
          </table:table-cell>
          <table:table-cell table:number-columns-repeated="1018"/>
        </table:table-row>
        <table:table-row table:style-name="ro1">
          <table:table-cell office:value-type="float" office:value="172884" calcext:value-type="float">
            <text:p>1728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2890" calcext:value-type="float">
            <text:p>17289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72890" calcext:value-type="float">
            <text:p>1728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3049" calcext:value-type="float">
            <text:p>17304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1424265.09" calcext:value-type="float">
            <text:p>1,424,265.09</text:p>
          </table:table-cell>
          <table:table-cell table:number-columns-repeated="1018"/>
        </table:table-row>
        <table:table-row table:style-name="ro1">
          <table:table-cell office:value-type="float" office:value="173049" calcext:value-type="float">
            <text:p>1730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3231" calcext:value-type="float">
            <text:p>17323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73231" calcext:value-type="float">
            <text:p>17323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3843" calcext:value-type="float">
            <text:p>17384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813047.35" calcext:value-type="float">
            <text:p>2,813,047.3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3843" calcext:value-type="float">
            <text:p>17384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3963" calcext:value-type="float">
            <text:p>17396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6482277.34" calcext:value-type="float">
            <text:p>6,482,277.3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3963" calcext:value-type="float">
            <text:p>17396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4192" calcext:value-type="float">
            <text:p>17419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74192" calcext:value-type="float">
            <text:p>1741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4193" calcext:value-type="float">
            <text:p>17419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74193" calcext:value-type="float">
            <text:p>1741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4194" calcext:value-type="float">
            <text:p>17419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4-12-2023</text:p>
          </table:table-cell>
          <table:table-cell office:value-type="float" office:value="714448.69" calcext:value-type="float">
            <text:p>714,448.6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4194" calcext:value-type="float">
            <text:p>1741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4195" calcext:value-type="float">
            <text:p>17419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5196683.48" calcext:value-type="float">
            <text:p>5,196,683.48</text:p>
          </table:table-cell>
          <table:table-cell table:number-columns-repeated="1018"/>
        </table:table-row>
        <table:table-row table:style-name="ro1">
          <table:table-cell office:value-type="float" office:value="174195" calcext:value-type="float">
            <text:p>1741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5159" calcext:value-type="float">
            <text:p>17515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75159" calcext:value-type="float">
            <text:p>1751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5162" calcext:value-type="float">
            <text:p>17516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1020"/>
        </table:table-row>
        <table:table-row table:style-name="ro1">
          <table:table-cell office:value-type="float" office:value="175162" calcext:value-type="float">
            <text:p>1751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5205" calcext:value-type="float">
            <text:p>17520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17823758.41" calcext:value-type="float">
            <text:p>17,823,758.41</text:p>
          </table:table-cell>
          <table:table-cell table:number-columns-repeated="1018"/>
        </table:table-row>
        <table:table-row table:style-name="ro1">
          <table:table-cell office:value-type="float" office:value="175205" calcext:value-type="float">
            <text:p>1752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5479" calcext:value-type="float">
            <text:p>17547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75479" calcext:value-type="float">
            <text:p>1754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5747" calcext:value-type="float">
            <text:p>17574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5616595.52" calcext:value-type="float">
            <text:p>5,616,595.5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5747" calcext:value-type="float">
            <text:p>1757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5978" calcext:value-type="float">
            <text:p>17597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2371626.26" calcext:value-type="float">
            <text:p>2,371,626.26</text:p>
          </table:table-cell>
          <table:table-cell table:number-columns-repeated="1018"/>
        </table:table-row>
        <table:table-row table:style-name="ro1">
          <table:table-cell office:value-type="float" office:value="175978" calcext:value-type="float">
            <text:p>1759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6147" calcext:value-type="float">
            <text:p>17614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5742214.23" calcext:value-type="float">
            <text:p>5,742,214.23</text:p>
          </table:table-cell>
          <table:table-cell table:number-columns-repeated="1018"/>
        </table:table-row>
        <table:table-row table:style-name="ro1">
          <table:table-cell office:value-type="float" office:value="176147" calcext:value-type="float">
            <text:p>1761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6382" calcext:value-type="float">
            <text:p>17638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11794214.94" calcext:value-type="float">
            <text:p>11,794,214.9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6382" calcext:value-type="float">
            <text:p>1763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6952" calcext:value-type="float">
            <text:p>17695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76952" calcext:value-type="float">
            <text:p>1769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7021" calcext:value-type="float">
            <text:p>17702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807058.68" calcext:value-type="float">
            <text:p>807,058.6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7021" calcext:value-type="float">
            <text:p>1770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7510" calcext:value-type="float">
            <text:p>17751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float" office:value="911431.05" calcext:value-type="float">
            <text:p>911,431.05</text:p>
          </table:table-cell>
          <table:table-cell table:number-columns-repeated="1018"/>
        </table:table-row>
        <table:table-row table:style-name="ro1">
          <table:table-cell office:value-type="float" office:value="177510" calcext:value-type="float">
            <text:p>1775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8632" calcext:value-type="float">
            <text:p>17863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78632" calcext:value-type="float">
            <text:p>1786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8993" calcext:value-type="float">
            <text:p>17899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78993" calcext:value-type="float">
            <text:p>1789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9466" calcext:value-type="float">
            <text:p>17946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3811278" calcext:value-type="float">
            <text:p>13,811,278.00</text:p>
          </table:table-cell>
          <table:table-cell table:number-columns-repeated="1018"/>
        </table:table-row>
        <table:table-row table:style-name="ro1">
          <table:table-cell office:value-type="float" office:value="179466" calcext:value-type="float">
            <text:p>1794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9583" calcext:value-type="float">
            <text:p>17958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float" office:value="136312691.24" calcext:value-type="float">
            <text:p>136,312,691.24</text:p>
          </table:table-cell>
          <table:table-cell table:number-columns-repeated="1018"/>
        </table:table-row>
        <table:table-row table:style-name="ro1">
          <table:table-cell office:value-type="float" office:value="179583" calcext:value-type="float">
            <text:p>1795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79615" calcext:value-type="float">
            <text:p>17961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2928153.49" calcext:value-type="float">
            <text:p>22,928,153.49</text:p>
          </table:table-cell>
          <table:table-cell table:number-columns-repeated="1018"/>
        </table:table-row>
        <table:table-row table:style-name="ro1">
          <table:table-cell office:value-type="float" office:value="179615" calcext:value-type="float">
            <text:p>1796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0383" calcext:value-type="float">
            <text:p>18038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6-2023</text:p>
          </table:table-cell>
          <table:table-cell office:value-type="float" office:value="42436752.48" calcext:value-type="float">
            <text:p>42,436,752.48</text:p>
          </table:table-cell>
          <table:table-cell table:number-columns-repeated="1018"/>
        </table:table-row>
        <table:table-row table:style-name="ro1">
          <table:table-cell office:value-type="float" office:value="180383" calcext:value-type="float">
            <text:p>1803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0765" calcext:value-type="float">
            <text:p>18076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641799.13" calcext:value-type="float">
            <text:p>641,799.13</text:p>
          </table:table-cell>
          <table:table-cell table:number-columns-repeated="1018"/>
        </table:table-row>
        <table:table-row table:style-name="ro1">
          <table:table-cell office:value-type="float" office:value="180765" calcext:value-type="float">
            <text:p>1807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1683" calcext:value-type="float">
            <text:p>18168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0640015.16" calcext:value-type="float">
            <text:p>10,640,015.16</text:p>
          </table:table-cell>
          <table:table-cell table:number-columns-repeated="1018"/>
        </table:table-row>
        <table:table-row table:style-name="ro1">
          <table:table-cell office:value-type="float" office:value="181683" calcext:value-type="float">
            <text:p>1816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4920" calcext:value-type="float">
            <text:p>18492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84920" calcext:value-type="float">
            <text:p>18492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5195" calcext:value-type="float">
            <text:p>18519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85195" calcext:value-type="float">
            <text:p>1851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5236" calcext:value-type="float">
            <text:p>185236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948785.95" calcext:value-type="float">
            <text:p>948,785.95</text:p>
          </table:table-cell>
          <table:table-cell table:number-columns-repeated="1018"/>
        </table:table-row>
        <table:table-row table:style-name="ro1">
          <table:table-cell office:value-type="float" office:value="185236" calcext:value-type="float">
            <text:p>1852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5296" calcext:value-type="float">
            <text:p>18529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85296" calcext:value-type="float">
            <text:p>1852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5482" calcext:value-type="float">
            <text:p>18548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85482" calcext:value-type="float">
            <text:p>1854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6168" calcext:value-type="float">
            <text:p>18616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9071768.07" calcext:value-type="float">
            <text:p>9,071,768.07</text:p>
          </table:table-cell>
          <table:table-cell table:number-columns-repeated="1018"/>
        </table:table-row>
        <table:table-row table:style-name="ro1">
          <table:table-cell office:value-type="float" office:value="186168" calcext:value-type="float">
            <text:p>1861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7194" calcext:value-type="float">
            <text:p>18719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8368603.38" calcext:value-type="float">
            <text:p>8,368,603.38</text:p>
          </table:table-cell>
          <table:table-cell table:number-columns-repeated="1018"/>
        </table:table-row>
        <table:table-row table:style-name="ro1">
          <table:table-cell office:value-type="float" office:value="187194" calcext:value-type="float">
            <text:p>1871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7199" calcext:value-type="float">
            <text:p>18719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6957352.22" calcext:value-type="float">
            <text:p>6,957,352.22</text:p>
          </table:table-cell>
          <table:table-cell table:number-columns-repeated="1018"/>
        </table:table-row>
        <table:table-row table:style-name="ro1">
          <table:table-cell office:value-type="float" office:value="187199" calcext:value-type="float">
            <text:p>1871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7327" calcext:value-type="float">
            <text:p>18732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006943.62" calcext:value-type="float">
            <text:p>1,006,943.6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87327" calcext:value-type="float">
            <text:p>18732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7853" calcext:value-type="float">
            <text:p>18785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87853" calcext:value-type="float">
            <text:p>18785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7929" calcext:value-type="float">
            <text:p>18792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87929" calcext:value-type="float">
            <text:p>1879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8012" calcext:value-type="float">
            <text:p>18801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88012" calcext:value-type="float">
            <text:p>18801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8459" calcext:value-type="float">
            <text:p>18845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50217105.65" calcext:value-type="float">
            <text:p>50,217,105.65</text:p>
          </table:table-cell>
          <table:table-cell table:number-columns-repeated="1018"/>
        </table:table-row>
        <table:table-row table:style-name="ro1">
          <table:table-cell office:value-type="float" office:value="188459" calcext:value-type="float">
            <text:p>1884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8534" calcext:value-type="float">
            <text:p>18853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88534" calcext:value-type="float">
            <text:p>1885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9242" calcext:value-type="float">
            <text:p>18924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7794844.64" calcext:value-type="float">
            <text:p>7,794,844.64</text:p>
          </table:table-cell>
          <table:table-cell table:number-columns-repeated="1018"/>
        </table:table-row>
        <table:table-row table:style-name="ro1">
          <table:table-cell office:value-type="float" office:value="189242" calcext:value-type="float">
            <text:p>18924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9285" calcext:value-type="float">
            <text:p>18928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89285" calcext:value-type="float">
            <text:p>1892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9480" calcext:value-type="float">
            <text:p>18948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4303447.3" calcext:value-type="float">
            <text:p>4,303,447.3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89480" calcext:value-type="float">
            <text:p>1894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89858" calcext:value-type="float">
            <text:p>18985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11-2023</text:p>
          </table:table-cell>
          <table:table-cell office:value-type="float" office:value="2000000" calcext:value-type="float">
            <text:p>2,000,000.00</text:p>
          </table:table-cell>
          <table:table-cell office:value-type="string" calcext:value-type="string">
            <text:p>blad w krs za lata 2022, 2021 , szacunek za 2020 rok</text:p>
          </table:table-cell>
          <table:table-cell table:number-columns-repeated="1017"/>
        </table:table-row>
        <table:table-row table:style-name="ro1">
          <table:table-cell office:value-type="float" office:value="189858" calcext:value-type="float">
            <text:p>18985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0107" calcext:value-type="float">
            <text:p>19010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90107" calcext:value-type="float">
            <text:p>19010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0192" calcext:value-type="float">
            <text:p>19019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90192" calcext:value-type="float">
            <text:p>1901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0984" calcext:value-type="float">
            <text:p>19098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90984" calcext:value-type="float">
            <text:p>1909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1119" calcext:value-type="float">
            <text:p>19111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12-2023</text:p>
          </table:table-cell>
          <table:table-cell office:value-type="float" office:value="6332986.56" calcext:value-type="float">
            <text:p>6,332,986.56</text:p>
          </table:table-cell>
          <table:table-cell table:number-columns-repeated="1018"/>
        </table:table-row>
        <table:table-row table:style-name="ro1">
          <table:table-cell office:value-type="float" office:value="191119" calcext:value-type="float">
            <text:p>1911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1903" calcext:value-type="float">
            <text:p>19190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73830.19" calcext:value-type="float">
            <text:p>173,830.19</text:p>
          </table:table-cell>
          <table:table-cell office:value-type="string" calcext:value-type="string">
            <text:p>stan likwidacji</text:p>
          </table:table-cell>
          <table:table-cell table:number-columns-repeated="1017"/>
        </table:table-row>
        <table:table-row table:style-name="ro1">
          <table:table-cell office:value-type="float" office:value="191903" calcext:value-type="float">
            <text:p>19190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2908" calcext:value-type="float">
            <text:p>19290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92908" calcext:value-type="float">
            <text:p>19290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3106" calcext:value-type="float">
            <text:p>19310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93106" calcext:value-type="float">
            <text:p>1931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3500" calcext:value-type="float">
            <text:p>19350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0-01-2024</text:p>
          </table:table-cell>
          <table:table-cell office:value-type="float" office:value="21434540.53" calcext:value-type="float">
            <text:p>21,434,540.53</text:p>
          </table:table-cell>
          <table:table-cell table:number-columns-repeated="1018"/>
        </table:table-row>
        <table:table-row table:style-name="ro1">
          <table:table-cell office:value-type="float" office:value="193500" calcext:value-type="float">
            <text:p>19350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3518" calcext:value-type="float">
            <text:p>19351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93518" calcext:value-type="float">
            <text:p>19351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3565" calcext:value-type="float">
            <text:p>19356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93565" calcext:value-type="float">
            <text:p>1935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3599" calcext:value-type="float">
            <text:p>19359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93599" calcext:value-type="float">
            <text:p>1935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3837" calcext:value-type="float">
            <text:p>19383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1-2024</text:p>
          </table:table-cell>
          <table:table-cell office:value-type="float" office:value="21746929.25" calcext:value-type="float">
            <text:p>21,746,929.25</text:p>
          </table:table-cell>
          <table:table-cell table:number-columns-repeated="1018"/>
        </table:table-row>
        <table:table-row table:style-name="ro1">
          <table:table-cell office:value-type="float" office:value="193837" calcext:value-type="float">
            <text:p>1938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4254" calcext:value-type="float">
            <text:p>19425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2434659.41" calcext:value-type="float">
            <text:p>2,434,659.41</text:p>
          </table:table-cell>
          <table:table-cell office:value-type="string" calcext:value-type="string">
            <text:p>brak uchwaly o zatwierdzeniu sprawozdania finansowego, jest o nadwyzce</text:p>
          </table:table-cell>
          <table:table-cell table:number-columns-repeated="1017"/>
        </table:table-row>
        <table:table-row table:style-name="ro1">
          <table:table-cell office:value-type="float" office:value="194254" calcext:value-type="float">
            <text:p>1942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4436" calcext:value-type="float">
            <text:p>19443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94436" calcext:value-type="float">
            <text:p>1944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5328" calcext:value-type="float">
            <text:p>19532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21097448.1" calcext:value-type="float">
            <text:p>21,097,448.10</text:p>
          </table:table-cell>
          <table:table-cell table:number-columns-repeated="1018"/>
        </table:table-row>
        <table:table-row table:style-name="ro1">
          <table:table-cell office:value-type="float" office:value="195328" calcext:value-type="float">
            <text:p>19532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6140" calcext:value-type="float">
            <text:p>19614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do krsu za 2022 są wgrane dokumenty za 2021</text:p>
          </table:table-cell>
          <table:table-cell table:number-columns-repeated="1017"/>
        </table:table-row>
        <table:table-row table:style-name="ro1">
          <table:table-cell office:value-type="float" office:value="196140" calcext:value-type="float">
            <text:p>1961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7179" calcext:value-type="float">
            <text:p>19717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97179" calcext:value-type="float">
            <text:p>1971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7404" calcext:value-type="float">
            <text:p>19740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97404" calcext:value-type="float">
            <text:p>1974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7564" calcext:value-type="float">
            <text:p>19756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0197909.56" calcext:value-type="float">
            <text:p>10,197,909.56</text:p>
          </table:table-cell>
          <table:table-cell table:number-columns-repeated="1018"/>
        </table:table-row>
        <table:table-row table:style-name="ro1">
          <table:table-cell office:value-type="float" office:value="197564" calcext:value-type="float">
            <text:p>1975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8184" calcext:value-type="float">
            <text:p>19818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198184" calcext:value-type="float">
            <text:p>1981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8403" calcext:value-type="float">
            <text:p>19840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17738412.51" calcext:value-type="float">
            <text:p>17,738,412.51</text:p>
          </table:table-cell>
          <table:table-cell table:number-columns-repeated="1018"/>
        </table:table-row>
        <table:table-row table:style-name="ro1">
          <table:table-cell office:value-type="float" office:value="198403" calcext:value-type="float">
            <text:p>19840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8483" calcext:value-type="float">
            <text:p>19848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okumenty za 2020</text:p>
          </table:table-cell>
          <table:table-cell table:number-columns-repeated="1017"/>
        </table:table-row>
        <table:table-row table:style-name="ro1">
          <table:table-cell office:value-type="float" office:value="198483" calcext:value-type="float">
            <text:p>1984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8722" calcext:value-type="float">
            <text:p>19872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50000000" calcext:value-type="float">
            <text:p>50,000,000.00</text:p>
          </table:table-cell>
          <table:table-cell office:value-type="string" calcext:value-type="string">
            <text:p>brak biliansu za 2022, szacunek za 2021</text:p>
          </table:table-cell>
          <table:table-cell table:number-columns-repeated="1017"/>
        </table:table-row>
        <table:table-row table:style-name="ro1">
          <table:table-cell office:value-type="float" office:value="198722" calcext:value-type="float">
            <text:p>1987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8793" calcext:value-type="float">
            <text:p>19879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884355.44" calcext:value-type="float">
            <text:p>1,884,355.4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98793" calcext:value-type="float">
            <text:p>19879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8901" calcext:value-type="float">
            <text:p>19890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879067.99" calcext:value-type="float">
            <text:p>879,067.99</text:p>
          </table:table-cell>
          <table:table-cell table:number-columns-repeated="1018"/>
        </table:table-row>
        <table:table-row table:style-name="ro1">
          <table:table-cell office:value-type="float" office:value="198901" calcext:value-type="float">
            <text:p>1989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9766" calcext:value-type="float">
            <text:p>19976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7184517.54" calcext:value-type="float">
            <text:p>7,184,517.54</text:p>
          </table:table-cell>
          <table:table-cell table:number-columns-repeated="1018"/>
        </table:table-row>
        <table:table-row table:style-name="ro1">
          <table:table-cell office:value-type="float" office:value="199766" calcext:value-type="float">
            <text:p>1997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9886" calcext:value-type="float">
            <text:p>19988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502045.2" calcext:value-type="float">
            <text:p>502,045.2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99886" calcext:value-type="float">
            <text:p>19988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199944" calcext:value-type="float">
            <text:p>19994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7-2023</text:p>
          </table:table-cell>
          <table:table-cell office:value-type="float" office:value="380381.87" calcext:value-type="float">
            <text:p>380,381.8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99944" calcext:value-type="float">
            <text:p>1999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00559" calcext:value-type="float">
            <text:p>20055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00559" calcext:value-type="float">
            <text:p>2005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01319" calcext:value-type="float">
            <text:p>20131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01319" calcext:value-type="float">
            <text:p>20131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01389" calcext:value-type="float">
            <text:p>20138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4920071.97" calcext:value-type="float">
            <text:p>4,920,071.97</text:p>
          </table:table-cell>
          <table:table-cell table:number-columns-repeated="1018"/>
        </table:table-row>
        <table:table-row table:style-name="ro1">
          <table:table-cell office:value-type="float" office:value="201389" calcext:value-type="float">
            <text:p>20138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01691" calcext:value-type="float">
            <text:p>20169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01691" calcext:value-type="float">
            <text:p>2016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01822" calcext:value-type="float">
            <text:p>20182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01822" calcext:value-type="float">
            <text:p>2018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01902" calcext:value-type="float">
            <text:p>20190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2193117.02" calcext:value-type="float">
            <text:p>2,193,117.02</text:p>
          </table:table-cell>
          <table:table-cell table:number-columns-repeated="1018"/>
        </table:table-row>
        <table:table-row table:style-name="ro1">
          <table:table-cell office:value-type="float" office:value="201902" calcext:value-type="float">
            <text:p>2019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04434" calcext:value-type="float">
            <text:p>20443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04434" calcext:value-type="float">
            <text:p>2044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04832" calcext:value-type="float">
            <text:p>20483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04832" calcext:value-type="float">
            <text:p>20483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06656" calcext:value-type="float">
            <text:p>20665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5117222.37" calcext:value-type="float">
            <text:p>5,117,222.37</text:p>
          </table:table-cell>
          <table:table-cell table:number-columns-repeated="1018"/>
        </table:table-row>
        <table:table-row table:style-name="ro1">
          <table:table-cell office:value-type="float" office:value="206656" calcext:value-type="float">
            <text:p>20665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09737" calcext:value-type="float">
            <text:p>20973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2030285.58" calcext:value-type="float">
            <text:p>2,030,285.5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09737" calcext:value-type="float">
            <text:p>2097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10896" calcext:value-type="float">
            <text:p>21089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10896" calcext:value-type="float">
            <text:p>2108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10962" calcext:value-type="float">
            <text:p>21096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10962" calcext:value-type="float">
            <text:p>21096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10965" calcext:value-type="float">
            <text:p>21096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10965" calcext:value-type="float">
            <text:p>2109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10996" calcext:value-type="float">
            <text:p>21099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27135849.49" calcext:value-type="float">
            <text:p>27,135,849.49</text:p>
          </table:table-cell>
          <table:table-cell table:number-columns-repeated="1018"/>
        </table:table-row>
        <table:table-row table:style-name="ro1">
          <table:table-cell office:value-type="float" office:value="210996" calcext:value-type="float">
            <text:p>2109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10997" calcext:value-type="float">
            <text:p>210997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69995203.68" calcext:value-type="float">
            <text:p>69,995,203.68</text:p>
          </table:table-cell>
          <table:table-cell table:number-columns-repeated="1018"/>
        </table:table-row>
        <table:table-row table:style-name="ro1">
          <table:table-cell office:value-type="float" office:value="210997" calcext:value-type="float">
            <text:p>2109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10998" calcext:value-type="float">
            <text:p>21099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10998" calcext:value-type="float">
            <text:p>2109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11048" calcext:value-type="float">
            <text:p>21104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30418727.4" calcext:value-type="float">
            <text:p>30,418,727.40</text:p>
          </table:table-cell>
          <table:table-cell table:number-columns-repeated="1018"/>
        </table:table-row>
        <table:table-row table:style-name="ro1">
          <table:table-cell office:value-type="float" office:value="211048" calcext:value-type="float">
            <text:p>21104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11268" calcext:value-type="float">
            <text:p>21126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dane dostepne za 2021</text:p>
          </table:table-cell>
          <table:table-cell table:number-columns-repeated="1017"/>
        </table:table-row>
        <table:table-row table:style-name="ro1">
          <table:table-cell office:value-type="float" office:value="211268" calcext:value-type="float">
            <text:p>21126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12445" calcext:value-type="float">
            <text:p>21244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6976154.29" calcext:value-type="float">
            <text:p>6,976,154.2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12445" calcext:value-type="float">
            <text:p>21244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12657" calcext:value-type="float">
            <text:p>21265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169280.37" calcext:value-type="float">
            <text:p>169,280.37</text:p>
          </table:table-cell>
          <table:table-cell table:number-columns-repeated="1018"/>
        </table:table-row>
        <table:table-row table:style-name="ro1">
          <table:table-cell office:value-type="float" office:value="212657" calcext:value-type="float">
            <text:p>2126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15995" calcext:value-type="float">
            <text:p>21599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15995" calcext:value-type="float">
            <text:p>21599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17738" calcext:value-type="float">
            <text:p>21773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4-12-2023</text:p>
          </table:table-cell>
          <table:table-cell office:value-type="float" office:value="2104343.96" calcext:value-type="float">
            <text:p>2,104,343.9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17738" calcext:value-type="float">
            <text:p>2177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17905" calcext:value-type="float">
            <text:p>21790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17905" calcext:value-type="float">
            <text:p>2179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17973" calcext:value-type="float">
            <text:p>21797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17973" calcext:value-type="float">
            <text:p>2179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18909" calcext:value-type="float">
            <text:p>21890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float" office:value="4436081.8" calcext:value-type="float">
            <text:p>4,436,081.8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18909" calcext:value-type="float">
            <text:p>21890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19073" calcext:value-type="float">
            <text:p>21907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19073" calcext:value-type="float">
            <text:p>2190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19889" calcext:value-type="float">
            <text:p>21988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19889" calcext:value-type="float">
            <text:p>21988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21082" calcext:value-type="float">
            <text:p>22108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2-2023</text:p>
          </table:table-cell>
          <table:table-cell office:value-type="float" office:value="138531.54" calcext:value-type="float">
            <text:p>138,531.5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21082" calcext:value-type="float">
            <text:p>22108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23423" calcext:value-type="float">
            <text:p>22342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23423" calcext:value-type="float">
            <text:p>2234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24292" calcext:value-type="float">
            <text:p>22429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241353632.99" calcext:value-type="float">
            <text:p>241,353,632.99</text:p>
          </table:table-cell>
          <table:table-cell table:number-columns-repeated="1018"/>
        </table:table-row>
        <table:table-row table:style-name="ro1">
          <table:table-cell office:value-type="float" office:value="224292" calcext:value-type="float">
            <text:p>22429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24384" calcext:value-type="float">
            <text:p>22438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07795.41" calcext:value-type="float">
            <text:p>107,795.41</text:p>
          </table:table-cell>
          <table:table-cell table:number-columns-repeated="1018"/>
        </table:table-row>
        <table:table-row table:style-name="ro1">
          <table:table-cell office:value-type="float" office:value="224384" calcext:value-type="float">
            <text:p>2243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24390" calcext:value-type="float">
            <text:p>22439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420166.74" calcext:value-type="float">
            <text:p>420,166.74</text:p>
          </table:table-cell>
          <table:table-cell table:number-columns-repeated="1018"/>
        </table:table-row>
        <table:table-row table:style-name="ro1">
          <table:table-cell office:value-type="float" office:value="224390" calcext:value-type="float">
            <text:p>2243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25398" calcext:value-type="float">
            <text:p>22539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25398" calcext:value-type="float">
            <text:p>2253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26347" calcext:value-type="float">
            <text:p>22634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26347" calcext:value-type="float">
            <text:p>22634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30025" calcext:value-type="float">
            <text:p>23002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30025" calcext:value-type="float">
            <text:p>23002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30555" calcext:value-type="float">
            <text:p>23055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3385900.71" calcext:value-type="float">
            <text:p>3,385,900.71</text:p>
          </table:table-cell>
          <table:table-cell table:number-columns-repeated="1018"/>
        </table:table-row>
        <table:table-row table:style-name="ro1">
          <table:table-cell office:value-type="float" office:value="230555" calcext:value-type="float">
            <text:p>23055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30579" calcext:value-type="float">
            <text:p>23057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337187.95" calcext:value-type="float">
            <text:p>1,337,187.95</text:p>
          </table:table-cell>
          <table:table-cell table:number-columns-repeated="1018"/>
        </table:table-row>
        <table:table-row table:style-name="ro1">
          <table:table-cell office:value-type="float" office:value="230579" calcext:value-type="float">
            <text:p>2305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30698" calcext:value-type="float">
            <text:p>23069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30698" calcext:value-type="float">
            <text:p>2306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31029" calcext:value-type="float">
            <text:p>231029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425426.69" calcext:value-type="float">
            <text:p>1,425,426.69</text:p>
          </table:table-cell>
          <table:table-cell table:number-columns-repeated="1018"/>
        </table:table-row>
        <table:table-row table:style-name="ro1">
          <table:table-cell office:value-type="float" office:value="231029" calcext:value-type="float">
            <text:p>2310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31960" calcext:value-type="float">
            <text:p>23196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304012.45" calcext:value-type="float">
            <text:p>304,012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31960" calcext:value-type="float">
            <text:p>23196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32999" calcext:value-type="float">
            <text:p>23299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9-2023</text:p>
          </table:table-cell>
          <table:table-cell office:value-type="float" office:value="1894857.41" calcext:value-type="float">
            <text:p>1,894,857.4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32999" calcext:value-type="float">
            <text:p>23299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table:style-name="ce6" office:value-type="float" office:value="234840" calcext:value-type="float">
            <text:p>23484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7 rok</text:p>
          </table:table-cell>
          <table:table-cell table:number-columns-repeated="1017"/>
        </table:table-row>
        <table:table-row table:style-name="ro1">
          <table:table-cell table:style-name="ce6" office:value-type="float" office:value="234840" calcext:value-type="float">
            <text:p>2348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35577" calcext:value-type="float">
            <text:p>23557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35577" calcext:value-type="float">
            <text:p>2355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37735" calcext:value-type="float">
            <text:p>23773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37735" calcext:value-type="float">
            <text:p>2377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37805" calcext:value-type="float">
            <text:p>23780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7-2023</text:p>
          </table:table-cell>
          <table:table-cell office:value-type="float" office:value="3744226.84" calcext:value-type="float">
            <text:p>3,744,226.84</text:p>
          </table:table-cell>
          <table:table-cell table:number-columns-repeated="1018"/>
        </table:table-row>
        <table:table-row table:style-name="ro1">
          <table:table-cell office:value-type="float" office:value="237805" calcext:value-type="float">
            <text:p>23780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39024" calcext:value-type="float">
            <text:p>23902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39024" calcext:value-type="float">
            <text:p>23902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39873" calcext:value-type="float">
            <text:p>23987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39873" calcext:value-type="float">
            <text:p>23987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41214" calcext:value-type="float">
            <text:p>24121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41214" calcext:value-type="float">
            <text:p>24121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42346" calcext:value-type="float">
            <text:p>24234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9-05-2023</text:p>
          </table:table-cell>
          <table:table-cell office:value-type="float" office:value="5801160.65" calcext:value-type="float">
            <text:p>5,801,160.65</text:p>
          </table:table-cell>
          <table:table-cell table:number-columns-repeated="1018"/>
        </table:table-row>
        <table:table-row table:style-name="ro1">
          <table:table-cell office:value-type="float" office:value="242346" calcext:value-type="float">
            <text:p>2423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42980" calcext:value-type="float">
            <text:p>24298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42980" calcext:value-type="float">
            <text:p>2429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43898" calcext:value-type="float">
            <text:p>24389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43898" calcext:value-type="float">
            <text:p>24389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44952" calcext:value-type="float">
            <text:p>24495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8348973.88" calcext:value-type="float">
            <text:p>18,348,973.88</text:p>
          </table:table-cell>
          <table:table-cell table:number-columns-repeated="1018"/>
        </table:table-row>
        <table:table-row table:style-name="ro1">
          <table:table-cell office:value-type="float" office:value="244952" calcext:value-type="float">
            <text:p>2449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48035" calcext:value-type="float">
            <text:p>24803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48035" calcext:value-type="float">
            <text:p>24803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48585" calcext:value-type="float">
            <text:p>24858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48585" calcext:value-type="float">
            <text:p>2485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50524" calcext:value-type="float">
            <text:p>25052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9-2023</text:p>
          </table:table-cell>
          <table:table-cell office:value-type="float" office:value="1807243.01" calcext:value-type="float">
            <text:p>1,807,243.01</text:p>
          </table:table-cell>
          <table:table-cell table:number-columns-repeated="1018"/>
        </table:table-row>
        <table:table-row table:style-name="ro1">
          <table:table-cell office:value-type="float" office:value="250524" calcext:value-type="float">
            <text:p>25052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51730" calcext:value-type="float">
            <text:p>25173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841318.13" calcext:value-type="float">
            <text:p>841,318.1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51730" calcext:value-type="float">
            <text:p>2517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52202" calcext:value-type="float">
            <text:p>25220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52202" calcext:value-type="float">
            <text:p>2522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54423" calcext:value-type="float">
            <text:p>25442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54423" calcext:value-type="float">
            <text:p>2544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54510" calcext:value-type="float">
            <text:p>25451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6615661.25" calcext:value-type="float">
            <text:p>6,615,661.2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54510" calcext:value-type="float">
            <text:p>2545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54778" calcext:value-type="float">
            <text:p>25477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54778" calcext:value-type="float">
            <text:p>25477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55296" calcext:value-type="float">
            <text:p>25529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55296" calcext:value-type="float">
            <text:p>25529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58326" calcext:value-type="float">
            <text:p>25832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58326" calcext:value-type="float">
            <text:p>25832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58523" calcext:value-type="float">
            <text:p>25852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58523" calcext:value-type="float">
            <text:p>2585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59791" calcext:value-type="float">
            <text:p>25979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59791" calcext:value-type="float">
            <text:p>25979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60415" calcext:value-type="float">
            <text:p>26041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645556.55" calcext:value-type="float">
            <text:p>645,556.55</text:p>
          </table:table-cell>
          <table:table-cell table:number-columns-repeated="1018"/>
        </table:table-row>
        <table:table-row table:style-name="ro1">
          <table:table-cell office:value-type="float" office:value="260415" calcext:value-type="float">
            <text:p>26041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61394" calcext:value-type="float">
            <text:p>26139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61394" calcext:value-type="float">
            <text:p>26139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61554" calcext:value-type="float">
            <text:p>26155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61554" calcext:value-type="float">
            <text:p>26155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63510" calcext:value-type="float">
            <text:p>26351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9532924.54" calcext:value-type="float">
            <text:p>9,532,924.54</text:p>
          </table:table-cell>
          <table:table-cell table:number-columns-repeated="1018"/>
        </table:table-row>
        <table:table-row table:style-name="ro1">
          <table:table-cell office:value-type="float" office:value="263510" calcext:value-type="float">
            <text:p>2635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63785" calcext:value-type="float">
            <text:p>26378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263785" calcext:value-type="float">
            <text:p>2637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63802" calcext:value-type="float">
            <text:p>263802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51336796.14" calcext:value-type="float">
            <text:p>151,336,796.14</text:p>
          </table:table-cell>
          <table:table-cell table:number-columns-repeated="1018"/>
        </table:table-row>
        <table:table-row table:style-name="ro1">
          <table:table-cell office:value-type="float" office:value="263802" calcext:value-type="float">
            <text:p>2638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66765" calcext:value-type="float">
            <text:p>26676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1291453.26" calcext:value-type="float">
            <text:p>1,291,453.26</text:p>
          </table:table-cell>
          <table:table-cell table:number-columns-repeated="1018"/>
        </table:table-row>
        <table:table-row table:style-name="ro1">
          <table:table-cell office:value-type="float" office:value="266765" calcext:value-type="float">
            <text:p>26676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68602" calcext:value-type="float">
            <text:p>26860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68602" calcext:value-type="float">
            <text:p>2686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68904" calcext:value-type="float">
            <text:p>26890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7 rok</text:p>
          </table:table-cell>
          <table:table-cell table:number-columns-repeated="1017"/>
        </table:table-row>
        <table:table-row table:style-name="ro1">
          <table:table-cell office:value-type="float" office:value="268904" calcext:value-type="float">
            <text:p>26890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69602" calcext:value-type="float">
            <text:p>26960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269602" calcext:value-type="float">
            <text:p>2696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70643" calcext:value-type="float">
            <text:p>27064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70643" calcext:value-type="float">
            <text:p>27064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75466" calcext:value-type="float">
            <text:p>27546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275466" calcext:value-type="float">
            <text:p>27546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77030" calcext:value-type="float">
            <text:p>27703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5-2023</text:p>
          </table:table-cell>
          <table:table-cell office:value-type="float" office:value="105705.14" calcext:value-type="float">
            <text:p>105,705.1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77030" calcext:value-type="float">
            <text:p>27703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79277" calcext:value-type="float">
            <text:p>27927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5096711.23" calcext:value-type="float">
            <text:p>5,096,711.2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79277" calcext:value-type="float">
            <text:p>2792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79414" calcext:value-type="float">
            <text:p>27941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79414" calcext:value-type="float">
            <text:p>27941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81859" calcext:value-type="float">
            <text:p>28185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81859" calcext:value-type="float">
            <text:p>28185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82789" calcext:value-type="float">
            <text:p>28278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82789" calcext:value-type="float">
            <text:p>28278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83922" calcext:value-type="float">
            <text:p>28392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float" office:value="15547832.83" calcext:value-type="float">
            <text:p>15,547,832.8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83922" calcext:value-type="float">
            <text:p>28392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87421" calcext:value-type="float">
            <text:p>28742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114860.01" calcext:value-type="float">
            <text:p>114,860.0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87421" calcext:value-type="float">
            <text:p>28742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91676" calcext:value-type="float">
            <text:p>29167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91676" calcext:value-type="float">
            <text:p>29167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96746" calcext:value-type="float">
            <text:p>29674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96746" calcext:value-type="float">
            <text:p>29674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298940" calcext:value-type="float">
            <text:p>29894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298940" calcext:value-type="float">
            <text:p>29894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05101" calcext:value-type="float">
            <text:p>30510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305101" calcext:value-type="float">
            <text:p>3051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10852" calcext:value-type="float">
            <text:p>31085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8829411.45" calcext:value-type="float">
            <text:p>8,829,411.45</text:p>
          </table:table-cell>
          <table:table-cell table:number-columns-repeated="1018"/>
        </table:table-row>
        <table:table-row table:style-name="ro1">
          <table:table-cell office:value-type="float" office:value="310852" calcext:value-type="float">
            <text:p>31085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21129" calcext:value-type="float">
            <text:p>32112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321129" calcext:value-type="float">
            <text:p>32112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27297" calcext:value-type="float">
            <text:p>32729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327297" calcext:value-type="float">
            <text:p>32729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28279" calcext:value-type="float">
            <text:p>32827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okumentow</text:p>
          </table:table-cell>
          <table:table-cell table:number-columns-repeated="1017"/>
        </table:table-row>
        <table:table-row table:style-name="ro1">
          <table:table-cell office:value-type="float" office:value="328279" calcext:value-type="float">
            <text:p>32827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29877" calcext:value-type="float">
            <text:p>32987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9617273.61" calcext:value-type="float">
            <text:p>9,617,273.61</text:p>
          </table:table-cell>
          <table:table-cell table:number-columns-repeated="1018"/>
        </table:table-row>
        <table:table-row table:style-name="ro1">
          <table:table-cell office:value-type="float" office:value="329877" calcext:value-type="float">
            <text:p>3298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30634" calcext:value-type="float">
            <text:p>33063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652664.74" calcext:value-type="float">
            <text:p>652,664.74</text:p>
          </table:table-cell>
          <table:table-cell table:number-columns-repeated="1018"/>
        </table:table-row>
        <table:table-row table:style-name="ro1">
          <table:table-cell office:value-type="float" office:value="330634" calcext:value-type="float">
            <text:p>33063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38438" calcext:value-type="float">
            <text:p>33843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338438" calcext:value-type="float">
            <text:p>338438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43836" calcext:value-type="float">
            <text:p>34383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343836" calcext:value-type="float">
            <text:p>34383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47590" calcext:value-type="float">
            <text:p>34759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8193167.43" calcext:value-type="float">
            <text:p>18,193,167.43</text:p>
          </table:table-cell>
          <table:table-cell table:number-columns-repeated="1018"/>
        </table:table-row>
        <table:table-row table:style-name="ro1">
          <table:table-cell office:value-type="float" office:value="347590" calcext:value-type="float">
            <text:p>34759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67513" calcext:value-type="float">
            <text:p>36751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5-2023</text:p>
          </table:table-cell>
          <table:table-cell office:value-type="float" office:value="2742933.58" calcext:value-type="float">
            <text:p>2,742,933.58</text:p>
          </table:table-cell>
          <table:table-cell table:number-columns-repeated="1018"/>
        </table:table-row>
        <table:table-row table:style-name="ro1">
          <table:table-cell office:value-type="float" office:value="367513" calcext:value-type="float">
            <text:p>36751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71033" calcext:value-type="float">
            <text:p>37103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371033" calcext:value-type="float">
            <text:p>37103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75041" calcext:value-type="float">
            <text:p>37504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375041" calcext:value-type="float">
            <text:p>3750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82149" calcext:value-type="float">
            <text:p>382149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4156494.08" calcext:value-type="float">
            <text:p>14,156,494.08</text:p>
          </table:table-cell>
          <table:table-cell table:number-columns-repeated="1018"/>
        </table:table-row>
        <table:table-row table:style-name="ro1">
          <table:table-cell office:value-type="float" office:value="382149" calcext:value-type="float">
            <text:p>382149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86384" calcext:value-type="float">
            <text:p>38638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386384" calcext:value-type="float">
            <text:p>38638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394357" calcext:value-type="float">
            <text:p>39435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1020"/>
        </table:table-row>
        <table:table-row table:style-name="ro1">
          <table:table-cell office:value-type="float" office:value="394357" calcext:value-type="float">
            <text:p>39435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410983" calcext:value-type="float">
            <text:p>410983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/>
          <table:table-cell office:value-type="float" office:value="7393280.17" calcext:value-type="float">
            <text:p>7,393,280.17</text:p>
          </table:table-cell>
          <table:table-cell office:value-type="string" calcext:value-type="string">
            <text:p>brak danych za 2022</text:p>
          </table:table-cell>
          <table:table-cell table:number-columns-repeated="1017"/>
        </table:table-row>
        <table:table-row table:style-name="ro1">
          <table:table-cell office:value-type="float" office:value="410983" calcext:value-type="float">
            <text:p>41098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451702" calcext:value-type="float">
            <text:p>451702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2293385.87" calcext:value-type="float">
            <text:p>2,293,385.87</text:p>
          </table:table-cell>
          <table:table-cell table:number-columns-repeated="1018"/>
        </table:table-row>
        <table:table-row table:style-name="ro1">
          <table:table-cell office:value-type="float" office:value="451702" calcext:value-type="float">
            <text:p>451702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11080" calcext:value-type="float">
            <text:p>51108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6377982.67" calcext:value-type="float">
            <text:p>6,377,982.67</text:p>
          </table:table-cell>
          <table:table-cell table:number-columns-repeated="1018"/>
        </table:table-row>
        <table:table-row table:style-name="ro1">
          <table:table-cell office:value-type="float" office:value="511080" calcext:value-type="float">
            <text:p>51108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23741" calcext:value-type="float">
            <text:p>52374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office:value-type="float" office:value="523741" calcext:value-type="float">
            <text:p>52374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96023" calcext:value-type="float">
            <text:p>596023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481700.91" calcext:value-type="float">
            <text:p>481,700.91</text:p>
          </table:table-cell>
          <table:table-cell table:number-columns-repeated="1018"/>
        </table:table-row>
        <table:table-row table:style-name="ro1">
          <table:table-cell office:value-type="float" office:value="596023" calcext:value-type="float">
            <text:p>596023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597910" calcext:value-type="float">
            <text:p>59791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101953.86" calcext:value-type="float">
            <text:p>2,101,953.86</text:p>
          </table:table-cell>
          <table:table-cell table:number-columns-repeated="1018"/>
        </table:table-row>
        <table:table-row table:style-name="ro1">
          <table:table-cell office:value-type="float" office:value="597910" calcext:value-type="float">
            <text:p>59791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00031" calcext:value-type="float">
            <text:p>600031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5-2023</text:p>
          </table:table-cell>
          <table:table-cell office:value-type="float" office:value="8057616.3" calcext:value-type="float">
            <text:p>8,057,616.30</text:p>
          </table:table-cell>
          <table:table-cell table:number-columns-repeated="1018"/>
        </table:table-row>
        <table:table-row table:style-name="ro1">
          <table:table-cell office:value-type="float" office:value="600031" calcext:value-type="float">
            <text:p>60003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5-2024</text:p>
          </table:table-cell>
          <table:table-cell office:value-type="float" office:value="6808824.26" calcext:value-type="float">
            <text:p>6,808,824.26</text:p>
          </table:table-cell>
          <table:table-cell table:number-columns-repeated="1018"/>
        </table:table-row>
        <table:table-row table:style-name="ro1">
          <table:table-cell office:value-type="float" office:value="611650" calcext:value-type="float">
            <text:p>611650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3128305.32" calcext:value-type="float">
            <text:p>23,128,305.32</text:p>
          </table:table-cell>
          <table:table-cell/>
          <table:table-cell office:value-type="string" calcext:value-type="string">
            <text:p>22/07/24</text:p>
          </table:table-cell>
          <table:table-cell table:number-columns-repeated="1016"/>
        </table:table-row>
        <table:table-row table:style-name="ro1">
          <table:table-cell office:value-type="float" office:value="611650" calcext:value-type="float">
            <text:p>611650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nie</text:p>
          </table:table-cell>
          <table:table-cell table:number-columns-repeated="4"/>
          <table:table-cell office:value-type="string" calcext:value-type="string">
            <text:p>22/07/24</text:p>
          </table:table-cell>
          <table:table-cell table:number-columns-repeated="1016"/>
        </table:table-row>
        <table:table-row table:style-name="ro1">
          <table:table-cell office:value-type="float" office:value="644401" calcext:value-type="float">
            <text:p>644401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4034834.84" calcext:value-type="float">
            <text:p>4,034,834.84</text:p>
          </table:table-cell>
          <table:table-cell table:number-columns-repeated="1018"/>
        </table:table-row>
        <table:table-row table:style-name="ro1">
          <table:table-cell office:value-type="float" office:value="644401" calcext:value-type="float">
            <text:p>644401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57544" calcext:value-type="float">
            <text:p>657544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5732357.29" calcext:value-type="float">
            <text:p>5,732,357.2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657544" calcext:value-type="float">
            <text:p>65754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696164" calcext:value-type="float">
            <text:p>696164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0303.7" calcext:value-type="float">
            <text:p>20,303.70</text:p>
          </table:table-cell>
          <table:table-cell office:value-type="string" calcext:value-type="string">
            <text:p>brak uchwaly o zatwierdzeniu</text:p>
          </table:table-cell>
          <table:table-cell table:number-columns-repeated="1017"/>
        </table:table-row>
        <table:table-row table:style-name="ro1">
          <table:table-cell office:value-type="float" office:value="696164" calcext:value-type="float">
            <text:p>696164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32250" calcext:value-type="float">
            <text:p>73225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9079411.52" calcext:value-type="float">
            <text:p>9,079,411.52</text:p>
          </table:table-cell>
          <table:table-cell table:number-columns-repeated="1018"/>
        </table:table-row>
        <table:table-row table:style-name="ro1">
          <table:table-cell office:value-type="float" office:value="732250" calcext:value-type="float">
            <text:p>73225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40785" calcext:value-type="float">
            <text:p>740785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3-2023</text:p>
          </table:table-cell>
          <table:table-cell office:value-type="float" office:value="954155.26" calcext:value-type="float">
            <text:p>954,155.26</text:p>
          </table:table-cell>
          <table:table-cell table:number-columns-repeated="1018"/>
        </table:table-row>
        <table:table-row table:style-name="ro1">
          <table:table-cell office:value-type="float" office:value="740785" calcext:value-type="float">
            <text:p>740785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49306" calcext:value-type="float">
            <text:p>749306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okumentow</text:p>
          </table:table-cell>
          <table:table-cell table:number-columns-repeated="1017"/>
        </table:table-row>
        <table:table-row table:style-name="ro1">
          <table:table-cell office:value-type="float" office:value="749306" calcext:value-type="float">
            <text:p>749306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52037" calcext:value-type="float">
            <text:p>75203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671990.64" calcext:value-type="float">
            <text:p>671,990.64</text:p>
          </table:table-cell>
          <table:table-cell table:number-columns-repeated="1018"/>
        </table:table-row>
        <table:table-row table:style-name="ro1">
          <table:table-cell office:value-type="float" office:value="752037" calcext:value-type="float">
            <text:p>75203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771170" calcext:value-type="float">
            <text:p>771170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771170" calcext:value-type="float">
            <text:p>771170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>
          <table:table-cell office:value-type="float" office:value="958748" calcext:value-type="float">
            <text:p>958748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float" office:value="5022567.33" calcext:value-type="float">
            <text:p>5,022,567.33</text:p>
          </table:table-cell>
          <table:table-cell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958748" calcext:value-type="float">
            <text:p>958748</text:p>
          </table:table-cell>
          <table:table-cell table:style-name="ce17" office:value-type="float" office:value="2023" calcext:value-type="float">
            <text:p>2023</text:p>
          </table:table-cell>
          <table:table-cell office:value-type="string" calcext:value-type="string">
            <text:p>nie</text:p>
          </table:table-cell>
          <table:table-cell table:number-columns-repeated="4"/>
          <table:table-cell office:value-type="string" calcext:value-type="string">
            <text:p>21/07/24</text:p>
          </table:table-cell>
          <table:table-cell table:number-columns-repeated="1016"/>
        </table:table-row>
        <table:table-row table:style-name="ro1">
          <table:table-cell office:value-type="float" office:value="1060577" calcext:value-type="float">
            <text:p>1060577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okumentow</text:p>
          </table:table-cell>
          <table:table-cell table:number-columns-repeated="1017"/>
        </table:table-row>
        <table:table-row table:style-name="ro1">
          <table:table-cell office:value-type="float" office:value="1060577" calcext:value-type="float">
            <text:p>1060577</text:p>
          </table:table-cell>
          <table:table-cell table:style-name="ce17" office:value-type="float" office:value="2023" calcext:value-type="float">
            <text:p>2023</text:p>
          </table:table-cell>
          <table:table-cell table:number-columns-repeated="1022"/>
        </table:table-row>
        <table:table-row table:style-name="ro1" table:number-rows-repeated="1047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02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text-style style:name="N145">
      <number:text-content/>
      <number:text>#</number:text>
    </number:text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date-style style:name="N142">
      <number:month number:textual="true"/>
      <number:text>-</number:text>
      <number:year/>
    </number:date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time-style style:name="N139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33">
      <number:day/>
      <number:text>-</number:text>
      <number:month number:textual="true"/>
      <number:text>-</number:text>
      <number:year/>
    </number:dat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currency-style style:name="N13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27">
      <number:day/>
      <number:text>-</number:text>
      <number:month number:textual="true"/>
    </number:date-style>
    <number:date-style style:name="N155">
      <number:month/>
      <number:text>/</number:text>
      <number:day/>
      <number:text>/</number:text>
      <number:year number:style="long"/>
    </number:date-style>
    <number:time-style style:name="N126">
      <number:minutes number:style="long"/>
      <number:text>:</number:text>
      <number:seconds number:style="long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hours/>
      <number:text>:</number:text>
      <number:minutes number:style="long"/>
    </number:time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0:50:52.084659820</meta:creation-date>
    <dc:date>2024-07-22T22:18:32.046243572</dc:date>
    <meta:editing-duration>PT12H43M41S</meta:editing-duration>
    <meta:editing-cycles>19</meta:editing-cycles>
    <meta:generator>LibreOffice/7.3.7.2$Linux_X86_64 LibreOffice_project/30$Build-2</meta:generator>
    <meta:document-statistic meta:table-count="1" meta:cell-count="3550" meta:object-count="0"/>
  </office:meta>
</office:document-meta>
</file>